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number-columns-repeated="2" table:default-cell-style-name="ce2"/>
        <table:table-column table:style-name="co1" table:number-columns-repeated="24" table:default-cell-style-name="ce3"/>
        <table:table-row table:style-name="ro1">
          <table:table-cell table:style-name="ce1" office:value-type="string">
            <text:p>Electron binding energies, in eV, for elements in their natural forms.</text:p>
          </table:table-cell>
          <table:table-cell/>
          <table:table-cell table:style-name="ce2" table:number-columns-repeated="4"/>
          <table:table-cell table:style-name="Default" table:number-columns-repeated="20"/>
        </table:table-row>
        <table:table-row table:style-name="ro2">
          <table:table-cell table:style-name="Default" table:number-columns-repeated="26"/>
        </table:table-row>
        <table:table-row table:style-name="ro2">
          <table:table-cell table:style-name="Default" office:value-type="string">
            <text:p>OZ</text:p>
          </table:table-cell>
          <table:table-cell table:style-name="Default" office:value-type="string">
            <text:p>Elem.</text:p>
          </table:table-cell>
          <table:table-cell table:style-name="Default" office:value-type="string">
            <text:p>1s</text:p>
          </table:table-cell>
          <table:table-cell table:style-name="Default" office:value-type="string">
            <text:p>2s</text:p>
          </table:table-cell>
          <table:table-cell table:style-name="Default" office:value-type="string">
            <text:p>2p1/2</text:p>
          </table:table-cell>
          <table:table-cell table:style-name="Default" office:value-type="string">
            <text:p>2p3/2</text:p>
          </table:table-cell>
          <table:table-cell table:style-name="Default" office:value-type="string">
            <text:p>3s</text:p>
          </table:table-cell>
          <table:table-cell table:style-name="Default" office:value-type="string">
            <text:p>3p1/2</text:p>
          </table:table-cell>
          <table:table-cell table:style-name="Default" office:value-type="string">
            <text:p>3p3/2</text:p>
          </table:table-cell>
          <table:table-cell table:style-name="Default" office:value-type="string">
            <text:p>3d3/2</text:p>
          </table:table-cell>
          <table:table-cell table:style-name="Default" office:value-type="string">
            <text:p>3d5/2</text:p>
          </table:table-cell>
          <table:table-cell table:style-name="Default" office:value-type="string">
            <text:p>4s</text:p>
          </table:table-cell>
          <table:table-cell table:style-name="Default" office:value-type="string">
            <text:p>4p1/2</text:p>
          </table:table-cell>
          <table:table-cell table:style-name="Default" office:value-type="string">
            <text:p>4p3/2</text:p>
          </table:table-cell>
          <table:table-cell table:style-name="Default" office:value-type="string">
            <text:p>4d3/2</text:p>
          </table:table-cell>
          <table:table-cell table:style-name="Default" office:value-type="string">
            <text:p>4d5/2</text:p>
          </table:table-cell>
          <table:table-cell table:style-name="Default" office:value-type="string">
            <text:p>4f5/2</text:p>
          </table:table-cell>
          <table:table-cell table:style-name="Default" office:value-type="string">
            <text:p>4f7/2</text:p>
          </table:table-cell>
          <table:table-cell table:style-name="Default" office:value-type="string">
            <text:p>5s</text:p>
          </table:table-cell>
          <table:table-cell table:style-name="Default" office:value-type="string">
            <text:p>5p1/2</text:p>
          </table:table-cell>
          <table:table-cell table:style-name="Default" office:value-type="string">
            <text:p>5p3/2</text:p>
          </table:table-cell>
          <table:table-cell table:style-name="Default" office:value-type="string">
            <text:p>5d3/2</text:p>
          </table:table-cell>
          <table:table-cell table:style-name="Default" office:value-type="string">
            <text:p>5d5/2</text:p>
          </table:table-cell>
          <table:table-cell table:style-name="Default" office:value-type="string">
            <text:p>6s</text:p>
          </table:table-cell>
          <table:table-cell table:style-name="Default" office:value-type="string">
            <text:p>6p1/2</text:p>
          </table:table-cell>
          <table:table-cell table:style-name="Default" office:value-type="string">
            <text:p>6p3/2</text:p>
          </table:table-cell>
        </table:table-row>
        <table:table-row table:style-name="ro2">
          <table:table-cell table:style-name="Default" table:number-columns-repeated="2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13.6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e</text:p>
          </table:table-cell>
          <table:table-cell office:value-type="string">
            <text:p>24.6</text:p>
          </table:table-cell>
          <table:table-cell table:number-columns-repeated="2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i</text:p>
          </table:table-cell>
          <table:table-cell office:value-type="string">
            <text:p>54.7</text:p>
          </table:table-cell>
          <table:table-cell table:number-columns-repeated="2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</text:p>
          </table:table-cell>
          <table:table-cell office:value-type="string">
            <text:p>111.5</text:p>
          </table:table-cell>
          <table:table-cell table:number-columns-repeated="2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188">
            <text:p>188</text:p>
          </table:table-cell>
          <table:table-cell table:number-columns-repeated="2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284.2</text:p>
          </table:table-cell>
          <table:table-cell table:number-columns-repeated="2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string">
            <text:p>409.9</text:p>
          </table:table-cell>
          <table:table-cell office:value-type="string">
            <text:p>37.3</text:p>
          </table:table-cell>
          <table:table-cell table:number-columns-repeated="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</text:p>
          </table:table-cell>
          <table:table-cell office:value-type="string">
            <text:p>543.1</text:p>
          </table:table-cell>
          <table:table-cell office:value-type="string">
            <text:p>41.6</text:p>
          </table:table-cell>
          <table:table-cell table:number-columns-repeated="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696.7</text:p>
          </table:table-cell>
          <table:table-cell table:number-columns-repeated="2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e</text:p>
          </table:table-cell>
          <table:table-cell office:value-type="string">
            <text:p>870.2</text:p>
          </table:table-cell>
          <table:table-cell office:value-type="string">
            <text:p>48.5</text:p>
          </table:table-cell>
          <table:table-cell office:value-type="string">
            <text:p>21.7</text:p>
          </table:table-cell>
          <table:table-cell office:value-type="string">
            <text:p>21.6</text:p>
          </table:table-cell>
          <table:table-cell table:number-columns-repeated="2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string">
            <text:p>1070.8</text:p>
          </table:table-cell>
          <table:table-cell office:value-type="string">
            <text:p>63.5</text:p>
          </table:table-cell>
          <table:table-cell office:value-type="string">
            <text:p>30.65</text:p>
          </table:table-cell>
          <table:table-cell office:value-type="string">
            <text:p>30.81</text:p>
          </table:table-cell>
          <table:table-cell table:number-columns-repeated="2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g</text:p>
          </table:table-cell>
          <table:table-cell office:value-type="string">
            <text:p>1303.0</text:p>
          </table:table-cell>
          <table:table-cell office:value-type="string">
            <text:p>88.7</text:p>
          </table:table-cell>
          <table:table-cell office:value-type="string">
            <text:p>49.78</text:p>
          </table:table-cell>
          <table:table-cell office:value-type="string">
            <text:p>49.50</text:p>
          </table:table-cell>
          <table:table-cell table:number-columns-repeated="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l</text:p>
          </table:table-cell>
          <table:table-cell office:value-type="string">
            <text:p>1559.6</text:p>
          </table:table-cell>
          <table:table-cell office:value-type="string">
            <text:p>117.8</text:p>
          </table:table-cell>
          <table:table-cell office:value-type="string">
            <text:p>72.95</text:p>
          </table:table-cell>
          <table:table-cell office:value-type="string">
            <text:p>72.55</text:p>
          </table:table-cell>
          <table:table-cell table:number-columns-repeated="2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i</text:p>
          </table:table-cell>
          <table:table-cell office:value-type="float" office:value="1839">
            <text:p>1839</text:p>
          </table:table-cell>
          <table:table-cell office:value-type="string">
            <text:p>149.7</text:p>
          </table:table-cell>
          <table:table-cell office:value-type="string">
            <text:p>99.82</text:p>
          </table:table-cell>
          <table:table-cell office:value-type="string">
            <text:p>99.42</text:p>
          </table:table-cell>
          <table:table-cell table:number-columns-repeated="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2145.5</text:p>
          </table:table-cell>
          <table:table-cell office:value-type="float" office:value="189">
            <text:p>189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table:number-columns-repeated="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</text:p>
          </table:table-cell>
          <table:table-cell office:value-type="float" office:value="2472">
            <text:p>2472</text:p>
          </table:table-cell>
          <table:table-cell office:value-type="string">
            <text:p>230.9</text:p>
          </table:table-cell>
          <table:table-cell office:value-type="string">
            <text:p>163.6</text:p>
          </table:table-cell>
          <table:table-cell office:value-type="string">
            <text:p>162.5</text:p>
          </table:table-cell>
          <table:table-cell table:number-columns-repeated="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l</text:p>
          </table:table-cell>
          <table:table-cell office:value-type="string">
            <text:p>2822.4</text:p>
          </table:table-cell>
          <table:table-cell office:value-type="float" office:value="270">
            <text:p>270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table:number-columns-repeated="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r</text:p>
          </table:table-cell>
          <table:table-cell office:value-type="string">
            <text:p>3205.9</text:p>
          </table:table-cell>
          <table:table-cell office:value-type="string">
            <text:p>326.3</text:p>
          </table:table-cell>
          <table:table-cell office:value-type="string">
            <text:p>250.6</text:p>
          </table:table-cell>
          <table:table-cell office:value-type="string">
            <text:p>248.4</text:p>
          </table:table-cell>
          <table:table-cell office:value-type="string">
            <text:p>29.3</text:p>
          </table:table-cell>
          <table:table-cell office:value-type="string">
            <text:p>15.9</text:p>
          </table:table-cell>
          <table:table-cell office:value-type="string">
            <text:p>15.7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</text:p>
          </table:table-cell>
          <table:table-cell office:value-type="string">
            <text:p>3608.4</text:p>
          </table:table-cell>
          <table:table-cell office:value-type="string">
            <text:p>378.6</text:p>
          </table:table-cell>
          <table:table-cell office:value-type="string">
            <text:p>297.3</text:p>
          </table:table-cell>
          <table:table-cell office:value-type="string">
            <text:p>294.6</text:p>
          </table:table-cell>
          <table:table-cell office:value-type="string">
            <text:p>34.8</text:p>
          </table:table-cell>
          <table:table-cell table:number-columns-repeated="2" office:value-type="string">
            <text:p>18.3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a</text:p>
          </table:table-cell>
          <table:table-cell office:value-type="string">
            <text:p>4038.5</text:p>
          </table:table-cell>
          <table:table-cell office:value-type="string">
            <text:p>438.4</text:p>
          </table:table-cell>
          <table:table-cell office:value-type="string">
            <text:p>349.7</text:p>
          </table:table-cell>
          <table:table-cell office:value-type="string">
            <text:p>346.2</text:p>
          </table:table-cell>
          <table:table-cell office:value-type="string">
            <text:p>44.3</text:p>
          </table:table-cell>
          <table:table-cell table:number-columns-repeated="2" office:value-type="string">
            <text:p>25.4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c</text:p>
          </table:table-cell>
          <table:table-cell office:value-type="float" office:value="4492">
            <text:p>4492</text:p>
          </table:table-cell>
          <table:table-cell office:value-type="string">
            <text:p>498.0</text:p>
          </table:table-cell>
          <table:table-cell office:value-type="string">
            <text:p>403.6</text:p>
          </table:table-cell>
          <table:table-cell office:value-type="string">
            <text:p>398.7</text:p>
          </table:table-cell>
          <table:table-cell office:value-type="string">
            <text:p>51.1</text:p>
          </table:table-cell>
          <table:table-cell table:number-columns-repeated="2" office:value-type="string">
            <text:p>28.3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i</text:p>
          </table:table-cell>
          <table:table-cell office:value-type="float" office:value="4966">
            <text:p>4966</text:p>
          </table:table-cell>
          <table:table-cell office:value-type="string">
            <text:p>560.9</text:p>
          </table:table-cell>
          <table:table-cell office:value-type="string">
            <text:p>460.2</text:p>
          </table:table-cell>
          <table:table-cell office:value-type="string">
            <text:p>453.8</text:p>
          </table:table-cell>
          <table:table-cell office:value-type="string">
            <text:p>58.7</text:p>
          </table:table-cell>
          <table:table-cell table:number-columns-repeated="2" office:value-type="string">
            <text:p>32.6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V</text:p>
          </table:table-cell>
          <table:table-cell office:value-type="float" office:value="5465">
            <text:p>5465</text:p>
          </table:table-cell>
          <table:table-cell office:value-type="string">
            <text:p>626.7</text:p>
          </table:table-cell>
          <table:table-cell office:value-type="string">
            <text:p>519.8</text:p>
          </table:table-cell>
          <table:table-cell office:value-type="string">
            <text:p>512.1</text:p>
          </table:table-cell>
          <table:table-cell office:value-type="string">
            <text:p>66.3</text:p>
          </table:table-cell>
          <table:table-cell table:number-columns-repeated="2" office:value-type="string">
            <text:p>37.2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float" office:value="5989">
            <text:p>5989</text:p>
          </table:table-cell>
          <table:table-cell office:value-type="string">
            <text:p>696.0</text:p>
          </table:table-cell>
          <table:table-cell office:value-type="string">
            <text:p>583.8</text:p>
          </table:table-cell>
          <table:table-cell office:value-type="string">
            <text:p>574.1</text:p>
          </table:table-cell>
          <table:table-cell office:value-type="string">
            <text:p>74.1</text:p>
          </table:table-cell>
          <table:table-cell table:number-columns-repeated="2" office:value-type="string">
            <text:p>42.2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n</text:p>
          </table:table-cell>
          <table:table-cell office:value-type="float" office:value="6539">
            <text:p>6539</text:p>
          </table:table-cell>
          <table:table-cell office:value-type="string">
            <text:p>769.1</text:p>
          </table:table-cell>
          <table:table-cell office:value-type="string">
            <text:p>649.9</text:p>
          </table:table-cell>
          <table:table-cell office:value-type="string">
            <text:p>638.7</text:p>
          </table:table-cell>
          <table:table-cell office:value-type="string">
            <text:p>82.3</text:p>
          </table:table-cell>
          <table:table-cell table:number-columns-repeated="2" office:value-type="string">
            <text:p>47.2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e</text:p>
          </table:table-cell>
          <table:table-cell office:value-type="float" office:value="7112">
            <text:p>7112</text:p>
          </table:table-cell>
          <table:table-cell office:value-type="string">
            <text:p>844.6</text:p>
          </table:table-cell>
          <table:table-cell office:value-type="string">
            <text:p>719.9</text:p>
          </table:table-cell>
          <table:table-cell office:value-type="string">
            <text:p>706.8</text:p>
          </table:table-cell>
          <table:table-cell office:value-type="string">
            <text:p>91.3</text:p>
          </table:table-cell>
          <table:table-cell table:number-columns-repeated="2" office:value-type="string">
            <text:p>52.7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</text:p>
          </table:table-cell>
          <table:table-cell office:value-type="float" office:value="7709">
            <text:p>7709</text:p>
          </table:table-cell>
          <table:table-cell office:value-type="string">
            <text:p>925.1</text:p>
          </table:table-cell>
          <table:table-cell office:value-type="string">
            <text:p>793.2</text:p>
          </table:table-cell>
          <table:table-cell office:value-type="string">
            <text:p>778.1</text:p>
          </table:table-cell>
          <table:table-cell office:value-type="string">
            <text:p>101.0</text:p>
          </table:table-cell>
          <table:table-cell office:value-type="string">
            <text:p>58.9</text:p>
          </table:table-cell>
          <table:table-cell office:value-type="string">
            <text:p>59.9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Ni</text:p>
          </table:table-cell>
          <table:table-cell office:value-type="float" office:value="8333">
            <text:p>8333</text:p>
          </table:table-cell>
          <table:table-cell office:value-type="string">
            <text:p>1008.6</text:p>
          </table:table-cell>
          <table:table-cell office:value-type="string">
            <text:p>870.0</text:p>
          </table:table-cell>
          <table:table-cell office:value-type="string">
            <text:p>852.7</text:p>
          </table:table-cell>
          <table:table-cell office:value-type="string">
            <text:p>110.8</text:p>
          </table:table-cell>
          <table:table-cell office:value-type="string">
            <text:p>68.0</text:p>
          </table:table-cell>
          <table:table-cell office:value-type="string">
            <text:p>66.2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u</text:p>
          </table:table-cell>
          <table:table-cell office:value-type="float" office:value="8979">
            <text:p>8979</text:p>
          </table:table-cell>
          <table:table-cell office:value-type="string">
            <text:p>1096.7</text:p>
          </table:table-cell>
          <table:table-cell office:value-type="string">
            <text:p>952.3</text:p>
          </table:table-cell>
          <table:table-cell office:value-type="string">
            <text:p>932.7</text:p>
          </table:table-cell>
          <table:table-cell office:value-type="string">
            <text:p>122.5</text:p>
          </table:table-cell>
          <table:table-cell office:value-type="string">
            <text:p>77.3</text:p>
          </table:table-cell>
          <table:table-cell office:value-type="string">
            <text:p>75.1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Zn</text:p>
          </table:table-cell>
          <table:table-cell office:value-type="float" office:value="9659">
            <text:p>9659</text:p>
          </table:table-cell>
          <table:table-cell office:value-type="string">
            <text:p>1196.2</text:p>
          </table:table-cell>
          <table:table-cell office:value-type="string">
            <text:p>1044.9</text:p>
          </table:table-cell>
          <table:table-cell office:value-type="string">
            <text:p>1021.8</text:p>
          </table:table-cell>
          <table:table-cell office:value-type="string">
            <text:p>139.8</text:p>
          </table:table-cell>
          <table:table-cell office:value-type="string">
            <text:p>91.4</text:p>
          </table:table-cell>
          <table:table-cell office:value-type="string">
            <text:p>88.6</text:p>
          </table:table-cell>
          <table:table-cell office:value-type="string">
            <text:p>10.2</text:p>
          </table:table-cell>
          <table:table-cell office:value-type="string">
            <text:p>10.1</text:p>
          </table:table-cell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a</text:p>
          </table:table-cell>
          <table:table-cell office:value-type="float" office:value="10367">
            <text:p>10367</text:p>
          </table:table-cell>
          <table:table-cell office:value-type="string">
            <text:p>1299.0</text:p>
          </table:table-cell>
          <table:table-cell office:value-type="string">
            <text:p>1143.2</text:p>
          </table:table-cell>
          <table:table-cell office:value-type="string">
            <text:p>1116.4</text:p>
          </table:table-cell>
          <table:table-cell office:value-type="string">
            <text:p>159.5</text:p>
          </table:table-cell>
          <table:table-cell office:value-type="string">
            <text:p>103.5</text:p>
          </table:table-cell>
          <table:table-cell office:value-type="string">
            <text:p>100.0</text:p>
          </table:table-cell>
          <table:table-cell table:number-columns-repeated="2" office:value-type="string">
            <text:p>18.7</text:p>
          </table:table-cell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e</text:p>
          </table:table-cell>
          <table:table-cell office:value-type="float" office:value="11103">
            <text:p>11103</text:p>
          </table:table-cell>
          <table:table-cell office:value-type="string">
            <text:p>1414.6</text:p>
          </table:table-cell>
          <table:table-cell office:value-type="string">
            <text:p>1248.1</text:p>
          </table:table-cell>
          <table:table-cell office:value-type="string">
            <text:p>1217.0</text:p>
          </table:table-cell>
          <table:table-cell office:value-type="string">
            <text:p>180.1</text:p>
          </table:table-cell>
          <table:table-cell office:value-type="string">
            <text:p>124.9</text:p>
          </table:table-cell>
          <table:table-cell office:value-type="string">
            <text:p>120.8</text:p>
          </table:table-cell>
          <table:table-cell office:value-type="string">
            <text:p>29.8</text:p>
          </table:table-cell>
          <table:table-cell office:value-type="string">
            <text:p>29.2</text:p>
          </table:table-cell>
          <table:table-cell table:number-columns-repeated="1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s</text:p>
          </table:table-cell>
          <table:table-cell office:value-type="float" office:value="11867">
            <text:p>11867</text:p>
          </table:table-cell>
          <table:table-cell office:value-type="string">
            <text:p>1527.0</text:p>
          </table:table-cell>
          <table:table-cell office:value-type="string">
            <text:p>1359.1</text:p>
          </table:table-cell>
          <table:table-cell office:value-type="string">
            <text:p>1323.6</text:p>
          </table:table-cell>
          <table:table-cell office:value-type="string">
            <text:p>204.7</text:p>
          </table:table-cell>
          <table:table-cell office:value-type="string">
            <text:p>146.2</text:p>
          </table:table-cell>
          <table:table-cell office:value-type="string">
            <text:p>141.2</text:p>
          </table:table-cell>
          <table:table-cell table:number-columns-repeated="2" office:value-type="string">
            <text:p>41.7</text:p>
          </table:table-cell>
          <table:table-cell table:number-columns-repeated="1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</text:p>
          </table:table-cell>
          <table:table-cell office:value-type="float" office:value="12658">
            <text:p>12658</text:p>
          </table:table-cell>
          <table:table-cell office:value-type="string">
            <text:p>1652.0</text:p>
          </table:table-cell>
          <table:table-cell office:value-type="string">
            <text:p>1474.3</text:p>
          </table:table-cell>
          <table:table-cell office:value-type="string">
            <text:p>1433.9</text:p>
          </table:table-cell>
          <table:table-cell office:value-type="string">
            <text:p>229.6</text:p>
          </table:table-cell>
          <table:table-cell office:value-type="string">
            <text:p>166.5</text:p>
          </table:table-cell>
          <table:table-cell office:value-type="string">
            <text:p>160.7</text:p>
          </table:table-cell>
          <table:table-cell office:value-type="string">
            <text:p>55.5</text:p>
          </table:table-cell>
          <table:table-cell office:value-type="string">
            <text:p>54.6</text:p>
          </table:table-cell>
          <table:table-cell table:number-columns-repeated="1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r</text:p>
          </table:table-cell>
          <table:table-cell office:value-type="float" office:value="13474">
            <text:p>13474</text:p>
          </table:table-cell>
          <table:table-cell office:value-type="float" office:value="1782">
            <text:p>1782</text:p>
          </table:table-cell>
          <table:table-cell office:value-type="float" office:value="1596">
            <text:p>1596</text:p>
          </table:table-cell>
          <table:table-cell office:value-type="float" office:value="1550">
            <text:p>1550</text:p>
          </table:table-cell>
          <table:table-cell office:value-type="float" office:value="257">
            <text:p>257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1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Kr</text:p>
          </table:table-cell>
          <table:table-cell office:value-type="float" office:value="14326">
            <text:p>14326</text:p>
          </table:table-cell>
          <table:table-cell office:value-type="float" office:value="1921">
            <text:p>1921</text:p>
          </table:table-cell>
          <table:table-cell office:value-type="string">
            <text:p>1730.9</text:p>
          </table:table-cell>
          <table:table-cell office:value-type="string">
            <text:p>1678.4</text:p>
          </table:table-cell>
          <table:table-cell office:value-type="string">
            <text:p>292.8</text:p>
          </table:table-cell>
          <table:table-cell office:value-type="string">
            <text:p>222.2</text:p>
          </table:table-cell>
          <table:table-cell office:value-type="string">
            <text:p>214.4</text:p>
          </table:table-cell>
          <table:table-cell office:value-type="string">
            <text:p>95.0</text:p>
          </table:table-cell>
          <table:table-cell office:value-type="string">
            <text:p>93.8</text:p>
          </table:table-cell>
          <table:table-cell office:value-type="string">
            <text:p>27.5</text:p>
          </table:table-cell>
          <table:table-cell table:number-columns-repeated="2" office:value-type="string">
            <text:p>14.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b</text:p>
          </table:table-cell>
          <table:table-cell office:value-type="float" office:value="15200">
            <text:p>15200</text:p>
          </table:table-cell>
          <table:table-cell office:value-type="float" office:value="2065">
            <text:p>2065</text:p>
          </table:table-cell>
          <table:table-cell office:value-type="float" office:value="1864">
            <text:p>1864</text:p>
          </table:table-cell>
          <table:table-cell office:value-type="float" office:value="1804">
            <text:p>1804</text:p>
          </table:table-cell>
          <table:table-cell office:value-type="string">
            <text:p>326.7</text:p>
          </table:table-cell>
          <table:table-cell office:value-type="string">
            <text:p>248.7</text:p>
          </table:table-cell>
          <table:table-cell office:value-type="string">
            <text:p>239.1</text:p>
          </table:table-cell>
          <table:table-cell office:value-type="string">
            <text:p>113.0</text:p>
          </table:table-cell>
          <table:table-cell office:value-type="float" office:value="112">
            <text:p>112</text:p>
          </table:table-cell>
          <table:table-cell office:value-type="string">
            <text:p>30.5</text:p>
          </table:table-cell>
          <table:table-cell office:value-type="string">
            <text:p>16.3</text:p>
          </table:table-cell>
          <table:table-cell office:value-type="string">
            <text:p>15.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r</text:p>
          </table:table-cell>
          <table:table-cell office:value-type="float" office:value="16105">
            <text:p>16105</text:p>
          </table:table-cell>
          <table:table-cell office:value-type="float" office:value="2216">
            <text:p>2216</text:p>
          </table:table-cell>
          <table:table-cell office:value-type="float" office:value="2007">
            <text:p>2007</text:p>
          </table:table-cell>
          <table:table-cell office:value-type="float" office:value="1940">
            <text:p>1940</text:p>
          </table:table-cell>
          <table:table-cell office:value-type="string">
            <text:p>358.7</text:p>
          </table:table-cell>
          <table:table-cell office:value-type="string">
            <text:p>280.3</text:p>
          </table:table-cell>
          <table:table-cell office:value-type="string">
            <text:p>270.0</text:p>
          </table:table-cell>
          <table:table-cell office:value-type="string">
            <text:p>136.0</text:p>
          </table:table-cell>
          <table:table-cell office:value-type="string">
            <text:p>134.2</text:p>
          </table:table-cell>
          <table:table-cell office:value-type="string">
            <text:p>38.9</text:p>
          </table:table-cell>
          <table:table-cell office:value-type="string">
            <text:p>21.3</text:p>
          </table:table-cell>
          <table:table-cell office:value-type="string">
            <text:p>20.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Y</text:p>
          </table:table-cell>
          <table:table-cell office:value-type="float" office:value="17038">
            <text:p>17038</text:p>
          </table:table-cell>
          <table:table-cell office:value-type="float" office:value="2373">
            <text:p>2373</text:p>
          </table:table-cell>
          <table:table-cell office:value-type="float" office:value="2156">
            <text:p>2156</text:p>
          </table:table-cell>
          <table:table-cell office:value-type="float" office:value="2080">
            <text:p>2080</text:p>
          </table:table-cell>
          <table:table-cell office:value-type="string">
            <text:p>392.0</text:p>
          </table:table-cell>
          <table:table-cell office:value-type="string">
            <text:p>310.6</text:p>
          </table:table-cell>
          <table:table-cell office:value-type="string">
            <text:p>298.8</text:p>
          </table:table-cell>
          <table:table-cell office:value-type="string">
            <text:p>157.7</text:p>
          </table:table-cell>
          <table:table-cell office:value-type="string">
            <text:p>155.8</text:p>
          </table:table-cell>
          <table:table-cell office:value-type="string">
            <text:p>43.8</text:p>
          </table:table-cell>
          <table:table-cell office:value-type="string">
            <text:p>24.4</text:p>
          </table:table-cell>
          <table:table-cell office:value-type="string">
            <text:p>23.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Zr</text:p>
          </table:table-cell>
          <table:table-cell office:value-type="float" office:value="17998">
            <text:p>17998</text:p>
          </table:table-cell>
          <table:table-cell office:value-type="float" office:value="2532">
            <text:p>2532</text:p>
          </table:table-cell>
          <table:table-cell office:value-type="float" office:value="2307">
            <text:p>2307</text:p>
          </table:table-cell>
          <table:table-cell office:value-type="float" office:value="2223">
            <text:p>2223</text:p>
          </table:table-cell>
          <table:table-cell office:value-type="string">
            <text:p>430.3</text:p>
          </table:table-cell>
          <table:table-cell office:value-type="string">
            <text:p>343.5</text:p>
          </table:table-cell>
          <table:table-cell office:value-type="string">
            <text:p>329.8</text:p>
          </table:table-cell>
          <table:table-cell office:value-type="string">
            <text:p>181.1</text:p>
          </table:table-cell>
          <table:table-cell office:value-type="string">
            <text:p>178.8</text:p>
          </table:table-cell>
          <table:table-cell office:value-type="string">
            <text:p>50.6</text:p>
          </table:table-cell>
          <table:table-cell office:value-type="string">
            <text:p>28.5</text:p>
          </table:table-cell>
          <table:table-cell office:value-type="string">
            <text:p>27.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Nb</text:p>
          </table:table-cell>
          <table:table-cell office:value-type="float" office:value="18986">
            <text:p>18986</text:p>
          </table:table-cell>
          <table:table-cell office:value-type="float" office:value="2698">
            <text:p>2698</text:p>
          </table:table-cell>
          <table:table-cell office:value-type="float" office:value="2465">
            <text:p>2465</text:p>
          </table:table-cell>
          <table:table-cell office:value-type="float" office:value="2371">
            <text:p>2371</text:p>
          </table:table-cell>
          <table:table-cell office:value-type="string">
            <text:p>466.6</text:p>
          </table:table-cell>
          <table:table-cell office:value-type="string">
            <text:p>376.1</text:p>
          </table:table-cell>
          <table:table-cell office:value-type="string">
            <text:p>360.6</text:p>
          </table:table-cell>
          <table:table-cell office:value-type="string">
            <text:p>205.0</text:p>
          </table:table-cell>
          <table:table-cell office:value-type="string">
            <text:p>202.3</text:p>
          </table:table-cell>
          <table:table-cell office:value-type="string">
            <text:p>56.4</text:p>
          </table:table-cell>
          <table:table-cell office:value-type="string">
            <text:p>32.6</text:p>
          </table:table-cell>
          <table:table-cell office:value-type="string">
            <text:p>30.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o</text:p>
          </table:table-cell>
          <table:table-cell office:value-type="float" office:value="20000">
            <text:p>20000</text:p>
          </table:table-cell>
          <table:table-cell office:value-type="float" office:value="2866">
            <text:p>2866</text:p>
          </table:table-cell>
          <table:table-cell office:value-type="float" office:value="2625">
            <text:p>2625</text:p>
          </table:table-cell>
          <table:table-cell office:value-type="float" office:value="2520">
            <text:p>2520</text:p>
          </table:table-cell>
          <table:table-cell office:value-type="string">
            <text:p>506.3</text:p>
          </table:table-cell>
          <table:table-cell office:value-type="string">
            <text:p>411.6</text:p>
          </table:table-cell>
          <table:table-cell office:value-type="string">
            <text:p>394.0</text:p>
          </table:table-cell>
          <table:table-cell office:value-type="string">
            <text:p>231.1</text:p>
          </table:table-cell>
          <table:table-cell office:value-type="string">
            <text:p>227.9</text:p>
          </table:table-cell>
          <table:table-cell office:value-type="string">
            <text:p>63.2</text:p>
          </table:table-cell>
          <table:table-cell office:value-type="string">
            <text:p>37.6</text:p>
          </table:table-cell>
          <table:table-cell office:value-type="string">
            <text:p>35.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Tc</text:p>
          </table:table-cell>
          <table:table-cell office:value-type="float" office:value="21044">
            <text:p>21044</text:p>
          </table:table-cell>
          <table:table-cell office:value-type="float" office:value="3043">
            <text:p>3043</text:p>
          </table:table-cell>
          <table:table-cell office:value-type="float" office:value="2793">
            <text:p>2793</text:p>
          </table:table-cell>
          <table:table-cell office:value-type="float" office:value="2677">
            <text:p>2677</text:p>
          </table:table-cell>
          <table:table-cell office:value-type="float" office:value="544">
            <text:p>544</text:p>
          </table:table-cell>
          <table:table-cell office:value-type="string">
            <text:p>447.6</text:p>
          </table:table-cell>
          <table:table-cell office:value-type="string">
            <text:p>417.7</text:p>
          </table:table-cell>
          <table:table-cell office:value-type="string">
            <text:p>257.6</text:p>
          </table:table-cell>
          <table:table-cell office:value-type="string">
            <text:p>253.9</text:p>
          </table:table-cell>
          <table:table-cell office:value-type="string">
            <text:p>69.5</text:p>
          </table:table-cell>
          <table:table-cell office:value-type="string">
            <text:p>42.3</text:p>
          </table:table-cell>
          <table:table-cell office:value-type="string">
            <text:p>39.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u</text:p>
          </table:table-cell>
          <table:table-cell office:value-type="float" office:value="22117">
            <text:p>22117</text:p>
          </table:table-cell>
          <table:table-cell office:value-type="float" office:value="3224">
            <text:p>3224</text:p>
          </table:table-cell>
          <table:table-cell office:value-type="float" office:value="2967">
            <text:p>2967</text:p>
          </table:table-cell>
          <table:table-cell office:value-type="float" office:value="2838">
            <text:p>2838</text:p>
          </table:table-cell>
          <table:table-cell office:value-type="string">
            <text:p>586.1</text:p>
          </table:table-cell>
          <table:table-cell office:value-type="string">
            <text:p>483.5</text:p>
          </table:table-cell>
          <table:table-cell office:value-type="string">
            <text:p>461.4</text:p>
          </table:table-cell>
          <table:table-cell office:value-type="string">
            <text:p>284.2</text:p>
          </table:table-cell>
          <table:table-cell office:value-type="string">
            <text:p>280.0</text:p>
          </table:table-cell>
          <table:table-cell office:value-type="string">
            <text:p>75.0</text:p>
          </table:table-cell>
          <table:table-cell office:value-type="string">
            <text:p>46.3</text:p>
          </table:table-cell>
          <table:table-cell office:value-type="string">
            <text:p>43.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h</text:p>
          </table:table-cell>
          <table:table-cell office:value-type="float" office:value="23220">
            <text:p>23220</text:p>
          </table:table-cell>
          <table:table-cell office:value-type="float" office:value="3412">
            <text:p>3412</text:p>
          </table:table-cell>
          <table:table-cell office:value-type="float" office:value="3146">
            <text:p>3146</text:p>
          </table:table-cell>
          <table:table-cell office:value-type="float" office:value="3004">
            <text:p>3004</text:p>
          </table:table-cell>
          <table:table-cell office:value-type="string">
            <text:p>628.1</text:p>
          </table:table-cell>
          <table:table-cell office:value-type="string">
            <text:p>521.3</text:p>
          </table:table-cell>
          <table:table-cell office:value-type="string">
            <text:p>496.5</text:p>
          </table:table-cell>
          <table:table-cell office:value-type="string">
            <text:p>311.9</text:p>
          </table:table-cell>
          <table:table-cell office:value-type="string">
            <text:p>307.2</text:p>
          </table:table-cell>
          <table:table-cell office:value-type="string">
            <text:p>81.4</text:p>
          </table:table-cell>
          <table:table-cell office:value-type="string">
            <text:p>50.5</text:p>
          </table:table-cell>
          <table:table-cell office:value-type="string">
            <text:p>47.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d</text:p>
          </table:table-cell>
          <table:table-cell office:value-type="float" office:value="24350">
            <text:p>24350</text:p>
          </table:table-cell>
          <table:table-cell office:value-type="float" office:value="3604">
            <text:p>3604</text:p>
          </table:table-cell>
          <table:table-cell office:value-type="float" office:value="3330">
            <text:p>3330</text:p>
          </table:table-cell>
          <table:table-cell office:value-type="float" office:value="3173">
            <text:p>3173</text:p>
          </table:table-cell>
          <table:table-cell office:value-type="string">
            <text:p>671.6</text:p>
          </table:table-cell>
          <table:table-cell office:value-type="string">
            <text:p>559.9</text:p>
          </table:table-cell>
          <table:table-cell office:value-type="string">
            <text:p>532.3</text:p>
          </table:table-cell>
          <table:table-cell office:value-type="string">
            <text:p>340.5</text:p>
          </table:table-cell>
          <table:table-cell office:value-type="string">
            <text:p>335.2</text:p>
          </table:table-cell>
          <table:table-cell office:value-type="string">
            <text:p>87.1</text:p>
          </table:table-cell>
          <table:table-cell office:value-type="string">
            <text:p>55.7</text:p>
          </table:table-cell>
          <table:table-cell office:value-type="string">
            <text:p>50.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g</text:p>
          </table:table-cell>
          <table:table-cell office:value-type="float" office:value="25514">
            <text:p>25514</text:p>
          </table:table-cell>
          <table:table-cell office:value-type="float" office:value="3806">
            <text:p>3806</text:p>
          </table:table-cell>
          <table:table-cell office:value-type="float" office:value="3524">
            <text:p>3524</text:p>
          </table:table-cell>
          <table:table-cell office:value-type="float" office:value="3351">
            <text:p>3351</text:p>
          </table:table-cell>
          <table:table-cell office:value-type="string">
            <text:p>719.0</text:p>
          </table:table-cell>
          <table:table-cell office:value-type="string">
            <text:p>603.8</text:p>
          </table:table-cell>
          <table:table-cell office:value-type="string">
            <text:p>573.0</text:p>
          </table:table-cell>
          <table:table-cell office:value-type="string">
            <text:p>374.0</text:p>
          </table:table-cell>
          <table:table-cell office:value-type="string">
            <text:p>368.3</text:p>
          </table:table-cell>
          <table:table-cell office:value-type="string">
            <text:p>97.0</text:p>
          </table:table-cell>
          <table:table-cell office:value-type="string">
            <text:p>63.7</text:p>
          </table:table-cell>
          <table:table-cell office:value-type="string">
            <text:p>58.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d</text:p>
          </table:table-cell>
          <table:table-cell office:value-type="float" office:value="26711">
            <text:p>26711</text:p>
          </table:table-cell>
          <table:table-cell office:value-type="float" office:value="4018">
            <text:p>4018</text:p>
          </table:table-cell>
          <table:table-cell office:value-type="float" office:value="3727">
            <text:p>3727</text:p>
          </table:table-cell>
          <table:table-cell office:value-type="float" office:value="3538">
            <text:p>3538</text:p>
          </table:table-cell>
          <table:table-cell office:value-type="string">
            <text:p>772.0</text:p>
          </table:table-cell>
          <table:table-cell office:value-type="string">
            <text:p>652.6</text:p>
          </table:table-cell>
          <table:table-cell office:value-type="string">
            <text:p>618.4</text:p>
          </table:table-cell>
          <table:table-cell office:value-type="string">
            <text:p>411.9</text:p>
          </table:table-cell>
          <table:table-cell office:value-type="string">
            <text:p>405.2</text:p>
          </table:table-cell>
          <table:table-cell office:value-type="string">
            <text:p>109.8</text:p>
          </table:table-cell>
          <table:table-cell table:number-columns-repeated="2" office:value-type="string">
            <text:p>63.9</text:p>
          </table:table-cell>
          <table:table-cell office:value-type="string">
            <text:p>11.7</text:p>
          </table:table-cell>
          <table:table-cell office:value-type="string">
            <text:p>l0.7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n</text:p>
          </table:table-cell>
          <table:table-cell office:value-type="float" office:value="27940">
            <text:p>27940</text:p>
          </table:table-cell>
          <table:table-cell office:value-type="float" office:value="4238">
            <text:p>4238</text:p>
          </table:table-cell>
          <table:table-cell office:value-type="float" office:value="3938">
            <text:p>3938</text:p>
          </table:table-cell>
          <table:table-cell office:value-type="float" office:value="3730">
            <text:p>3730</text:p>
          </table:table-cell>
          <table:table-cell office:value-type="string">
            <text:p>827.2</text:p>
          </table:table-cell>
          <table:table-cell office:value-type="string">
            <text:p>703.2</text:p>
          </table:table-cell>
          <table:table-cell office:value-type="string">
            <text:p>665.3</text:p>
          </table:table-cell>
          <table:table-cell office:value-type="string">
            <text:p>451.4</text:p>
          </table:table-cell>
          <table:table-cell office:value-type="string">
            <text:p>443.9</text:p>
          </table:table-cell>
          <table:table-cell office:value-type="string">
            <text:p>122.9</text:p>
          </table:table-cell>
          <table:table-cell table:number-columns-repeated="2" office:value-type="string">
            <text:p>73.5</text:p>
          </table:table-cell>
          <table:table-cell office:value-type="string">
            <text:p>17.7</text:p>
          </table:table-cell>
          <table:table-cell office:value-type="string">
            <text:p>16.9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n</text:p>
          </table:table-cell>
          <table:table-cell office:value-type="float" office:value="29200">
            <text:p>29200</text:p>
          </table:table-cell>
          <table:table-cell office:value-type="float" office:value="4465">
            <text:p>4465</text:p>
          </table:table-cell>
          <table:table-cell office:value-type="float" office:value="4156">
            <text:p>4156</text:p>
          </table:table-cell>
          <table:table-cell office:value-type="float" office:value="3929">
            <text:p>3929</text:p>
          </table:table-cell>
          <table:table-cell office:value-type="string">
            <text:p>884.7</text:p>
          </table:table-cell>
          <table:table-cell office:value-type="string">
            <text:p>756.5</text:p>
          </table:table-cell>
          <table:table-cell office:value-type="string">
            <text:p>714.6</text:p>
          </table:table-cell>
          <table:table-cell office:value-type="string">
            <text:p>493.2</text:p>
          </table:table-cell>
          <table:table-cell office:value-type="string">
            <text:p>484.9</text:p>
          </table:table-cell>
          <table:table-cell office:value-type="string">
            <text:p>137.1</text:p>
          </table:table-cell>
          <table:table-cell table:number-columns-repeated="2" office:value-type="string">
            <text:p>83.6</text:p>
          </table:table-cell>
          <table:table-cell office:value-type="string">
            <text:p>24.9</text:p>
          </table:table-cell>
          <table:table-cell office:value-type="string">
            <text:p>23.9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Sb</text:p>
          </table:table-cell>
          <table:table-cell office:value-type="float" office:value="30491">
            <text:p>30491</text:p>
          </table:table-cell>
          <table:table-cell office:value-type="float" office:value="4698">
            <text:p>4698</text:p>
          </table:table-cell>
          <table:table-cell office:value-type="float" office:value="4380">
            <text:p>4380</text:p>
          </table:table-cell>
          <table:table-cell office:value-type="float" office:value="4132">
            <text:p>4132</text:p>
          </table:table-cell>
          <table:table-cell office:value-type="float" office:value="946">
            <text:p>946</text:p>
          </table:table-cell>
          <table:table-cell office:value-type="string">
            <text:p>812.7</text:p>
          </table:table-cell>
          <table:table-cell office:value-type="string">
            <text:p>766.4</text:p>
          </table:table-cell>
          <table:table-cell office:value-type="string">
            <text:p>537.5</text:p>
          </table:table-cell>
          <table:table-cell office:value-type="string">
            <text:p>528.2</text:p>
          </table:table-cell>
          <table:table-cell office:value-type="string">
            <text:p>153.2</text:p>
          </table:table-cell>
          <table:table-cell table:number-columns-repeated="2" office:value-type="string">
            <text:p>95.6</text:p>
          </table:table-cell>
          <table:table-cell office:value-type="string">
            <text:p>33.3</text:p>
          </table:table-cell>
          <table:table-cell office:value-type="string">
            <text:p>32.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Te</text:p>
          </table:table-cell>
          <table:table-cell office:value-type="float" office:value="31814">
            <text:p>31814</text:p>
          </table:table-cell>
          <table:table-cell office:value-type="float" office:value="4939">
            <text:p>4939</text:p>
          </table:table-cell>
          <table:table-cell office:value-type="float" office:value="4612">
            <text:p>4612</text:p>
          </table:table-cell>
          <table:table-cell office:value-type="float" office:value="4341">
            <text:p>4341</text:p>
          </table:table-cell>
          <table:table-cell office:value-type="float" office:value="1006">
            <text:p>1006</text:p>
          </table:table-cell>
          <table:table-cell office:value-type="string">
            <text:p>870.8</text:p>
          </table:table-cell>
          <table:table-cell office:value-type="string">
            <text:p>820.0</text:p>
          </table:table-cell>
          <table:table-cell office:value-type="string">
            <text:p>583.4</text:p>
          </table:table-cell>
          <table:table-cell office:value-type="string">
            <text:p>573.0</text:p>
          </table:table-cell>
          <table:table-cell office:value-type="string">
            <text:p>169.4</text:p>
          </table:table-cell>
          <table:table-cell table:number-columns-repeated="2" office:value-type="string">
            <text:p>103.3</text:p>
          </table:table-cell>
          <table:table-cell office:value-type="string">
            <text:p>41.9</text:p>
          </table:table-cell>
          <table:table-cell office:value-type="string">
            <text:p>40.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I</text:p>
          </table:table-cell>
          <table:table-cell office:value-type="float" office:value="33169">
            <text:p>33169</text:p>
          </table:table-cell>
          <table:table-cell office:value-type="float" office:value="5188">
            <text:p>5188</text:p>
          </table:table-cell>
          <table:table-cell office:value-type="float" office:value="4852">
            <text:p>4852</text:p>
          </table:table-cell>
          <table:table-cell office:value-type="float" office:value="4557">
            <text:p>4557</text:p>
          </table:table-cell>
          <table:table-cell office:value-type="float" office:value="1072">
            <text:p>1072</text:p>
          </table:table-cell>
          <table:table-cell office:value-type="float" office:value="931">
            <text:p>931</text:p>
          </table:table-cell>
          <table:table-cell office:value-type="float" office:value="875">
            <text:p>875</text:p>
          </table:table-cell>
          <table:table-cell office:value-type="string">
            <text:p>630.8</text:p>
          </table:table-cell>
          <table:table-cell office:value-type="string">
            <text:p>619.3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50.6</text:p>
          </table:table-cell>
          <table:table-cell office:value-type="string">
            <text:p>48.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Xe</text:p>
          </table:table-cell>
          <table:table-cell office:value-type="float" office:value="34561">
            <text:p>34561</text:p>
          </table:table-cell>
          <table:table-cell office:value-type="float" office:value="5453">
            <text:p>5453</text:p>
          </table:table-cell>
          <table:table-cell office:value-type="float" office:value="5107">
            <text:p>5107</text:p>
          </table:table-cell>
          <table:table-cell office:value-type="float" office:value="4786">
            <text:p>4786</text:p>
          </table:table-cell>
          <table:table-cell office:value-type="string">
            <text:p>1148.7</text:p>
          </table:table-cell>
          <table:table-cell office:value-type="string">
            <text:p>1002.1</text:p>
          </table:table-cell>
          <table:table-cell office:value-type="string">
            <text:p>940.6</text:p>
          </table:table-cell>
          <table:table-cell office:value-type="string">
            <text:p>689.0</text:p>
          </table:table-cell>
          <table:table-cell office:value-type="string">
            <text:p>676.4</text:p>
          </table:table-cell>
          <table:table-cell office:value-type="string">
            <text:p>213.2</text:p>
          </table:table-cell>
          <table:table-cell office:value-type="string">
            <text:p>146.7</text:p>
          </table:table-cell>
          <table:table-cell office:value-type="string">
            <text:p>145.5</text:p>
          </table:table-cell>
          <table:table-cell office:value-type="string">
            <text:p>69.5</text:p>
          </table:table-cell>
          <table:table-cell office:value-type="string">
            <text:p>67.5</text:p>
          </table:table-cell>
          <table:table-cell table:number-columns-repeated="2" office:value-type="string">
            <text:p>—</text:p>
          </table:table-cell>
          <table:table-cell office:value-type="string">
            <text:p>23.3</text:p>
          </table:table-cell>
          <table:table-cell office:value-type="string">
            <text:p>13.4</text:p>
          </table:table-cell>
          <table:table-cell office:value-type="string">
            <text:p>12.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s</text:p>
          </table:table-cell>
          <table:table-cell office:value-type="float" office:value="35985">
            <text:p>35985</text:p>
          </table:table-cell>
          <table:table-cell office:value-type="float" office:value="5714">
            <text:p>5714</text:p>
          </table:table-cell>
          <table:table-cell office:value-type="float" office:value="5359">
            <text:p>5359</text:p>
          </table:table-cell>
          <table:table-cell office:value-type="float" office:value="5012">
            <text:p>5012</text:p>
          </table:table-cell>
          <table:table-cell office:value-type="float" office:value="1211">
            <text:p>1211</text:p>
          </table:table-cell>
          <table:table-cell office:value-type="float" office:value="1071">
            <text:p>1071</text:p>
          </table:table-cell>
          <table:table-cell office:value-type="float" office:value="1003">
            <text:p>1003</text:p>
          </table:table-cell>
          <table:table-cell office:value-type="string">
            <text:p>740.5</text:p>
          </table:table-cell>
          <table:table-cell office:value-type="string">
            <text:p>726.6</text:p>
          </table:table-cell>
          <table:table-cell office:value-type="string">
            <text:p>232.3</text:p>
          </table:table-cell>
          <table:table-cell office:value-type="string">
            <text:p>172.4</text:p>
          </table:table-cell>
          <table:table-cell office:value-type="string">
            <text:p>161.3</text:p>
          </table:table-cell>
          <table:table-cell office:value-type="string">
            <text:p>79.8</text:p>
          </table:table-cell>
          <table:table-cell office:value-type="string">
            <text:p>77.5</text:p>
          </table:table-cell>
          <table:table-cell table:number-columns-repeated="2" office:value-type="string">
            <text:p>—</text:p>
          </table:table-cell>
          <table:table-cell office:value-type="string">
            <text:p>22.7</text:p>
          </table:table-cell>
          <table:table-cell office:value-type="string">
            <text:p>14.2</text:p>
          </table:table-cell>
          <table:table-cell office:value-type="string">
            <text:p>12.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Ba</text:p>
          </table:table-cell>
          <table:table-cell office:value-type="float" office:value="37441">
            <text:p>37441</text:p>
          </table:table-cell>
          <table:table-cell office:value-type="float" office:value="5989">
            <text:p>5989</text:p>
          </table:table-cell>
          <table:table-cell office:value-type="float" office:value="5624">
            <text:p>5624</text:p>
          </table:table-cell>
          <table:table-cell office:value-type="float" office:value="5247">
            <text:p>5247</text:p>
          </table:table-cell>
          <table:table-cell office:value-type="float" office:value="1293">
            <text:p>1293</text:p>
          </table:table-cell>
          <table:table-cell office:value-type="float" office:value="1137">
            <text:p>1137</text:p>
          </table:table-cell>
          <table:table-cell office:value-type="float" office:value="1063">
            <text:p>1063</text:p>
          </table:table-cell>
          <table:table-cell office:value-type="string">
            <text:p>795.7</text:p>
          </table:table-cell>
          <table:table-cell office:value-type="string">
            <text:p>780.5</text:p>
          </table:table-cell>
          <table:table-cell office:value-type="string">
            <text:p>253.5</text:p>
          </table:table-cell>
          <table:table-cell office:value-type="float" office:value="192">
            <text:p>192</text:p>
          </table:table-cell>
          <table:table-cell office:value-type="string">
            <text:p>178.6</text:p>
          </table:table-cell>
          <table:table-cell office:value-type="string">
            <text:p>92.6</text:p>
          </table:table-cell>
          <table:table-cell office:value-type="string">
            <text:p>89.9</text:p>
          </table:table-cell>
          <table:table-cell table:number-columns-repeated="2" office:value-type="string">
            <text:p>—</text:p>
          </table:table-cell>
          <table:table-cell office:value-type="string">
            <text:p>30.3</text:p>
          </table:table-cell>
          <table:table-cell office:value-type="string">
            <text:p>17.0</text:p>
          </table:table-cell>
          <table:table-cell office:value-type="string">
            <text:p>14.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La</text:p>
          </table:table-cell>
          <table:table-cell office:value-type="float" office:value="38925">
            <text:p>38925</text:p>
          </table:table-cell>
          <table:table-cell office:value-type="float" office:value="6266">
            <text:p>6266</text:p>
          </table:table-cell>
          <table:table-cell office:value-type="float" office:value="5891">
            <text:p>5891</text:p>
          </table:table-cell>
          <table:table-cell office:value-type="float" office:value="5483">
            <text:p>5483</text:p>
          </table:table-cell>
          <table:table-cell office:value-type="float" office:value="1362">
            <text:p>1362</text:p>
          </table:table-cell>
          <table:table-cell office:value-type="float" office:value="1209">
            <text:p>1209</text:p>
          </table:table-cell>
          <table:table-cell office:value-type="float" office:value="1128">
            <text:p>1128</text:p>
          </table:table-cell>
          <table:table-cell office:value-type="float" office:value="853">
            <text:p>853</text:p>
          </table:table-cell>
          <table:table-cell office:value-type="float" office:value="836">
            <text:p>836</text:p>
          </table:table-cell>
          <table:table-cell office:value-type="string">
            <text:p>274.7</text:p>
          </table:table-cell>
          <table:table-cell office:value-type="string">
            <text:p>205.8</text:p>
          </table:table-cell>
          <table:table-cell office:value-type="string">
            <text:p>196.0</text:p>
          </table:table-cell>
          <table:table-cell office:value-type="string">
            <text:p>105.3</text:p>
          </table:table-cell>
          <table:table-cell office:value-type="string">
            <text:p>102.5</text:p>
          </table:table-cell>
          <table:table-cell table:number-columns-repeated="2" office:value-type="string">
            <text:p>—</text:p>
          </table:table-cell>
          <table:table-cell office:value-type="string">
            <text:p>34.3</text:p>
          </table:table-cell>
          <table:table-cell office:value-type="string">
            <text:p>19.3</text:p>
          </table:table-cell>
          <table:table-cell office:value-type="string">
            <text:p>16.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Ce</text:p>
          </table:table-cell>
          <table:table-cell office:value-type="float" office:value="40443">
            <text:p>40443</text:p>
          </table:table-cell>
          <table:table-cell office:value-type="float" office:value="6549">
            <text:p>6549</text:p>
          </table:table-cell>
          <table:table-cell office:value-type="float" office:value="6164">
            <text:p>6164</text:p>
          </table:table-cell>
          <table:table-cell office:value-type="float" office:value="5723">
            <text:p>5723</text:p>
          </table:table-cell>
          <table:table-cell office:value-type="float" office:value="1436">
            <text:p>1436</text:p>
          </table:table-cell>
          <table:table-cell office:value-type="float" office:value="1274">
            <text:p>1274</text:p>
          </table:table-cell>
          <table:table-cell office:value-type="float" office:value="1187">
            <text:p>1187</text:p>
          </table:table-cell>
          <table:table-cell office:value-type="string">
            <text:p>902.4</text:p>
          </table:table-cell>
          <table:table-cell office:value-type="string">
            <text:p>883.8</text:p>
          </table:table-cell>
          <table:table-cell office:value-type="string">
            <text:p>291.0</text:p>
          </table:table-cell>
          <table:table-cell office:value-type="string">
            <text:p>223.2</text:p>
          </table:table-cell>
          <table:table-cell office:value-type="string">
            <text:p>206.5</text:p>
          </table:table-cell>
          <table:table-cell office:value-type="float" office:value="109">
            <text:p>109</text:p>
          </table:table-cell>
          <table:table-cell office:value-type="string">
            <text:p>—</text:p>
          </table:table-cell>
          <table:table-cell table:number-columns-repeated="2" office:value-type="string">
            <text:p>0.1</text:p>
          </table:table-cell>
          <table:table-cell office:value-type="string">
            <text:p>37.8</text:p>
          </table:table-cell>
          <table:table-cell office:value-type="float" office:value="42966">
            <text:p>42966</text:p>
          </table:table-cell>
          <table:table-cell office:value-type="string">
            <text:p>17.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</text:p>
          </table:table-cell>
          <table:table-cell office:value-type="float" office:value="41991">
            <text:p>41991</text:p>
          </table:table-cell>
          <table:table-cell office:value-type="float" office:value="6835">
            <text:p>6835</text:p>
          </table:table-cell>
          <table:table-cell office:value-type="float" office:value="6440">
            <text:p>6440</text:p>
          </table:table-cell>
          <table:table-cell office:value-type="float" office:value="5964">
            <text:p>5964</text:p>
          </table:table-cell>
          <table:table-cell office:value-type="float" office:value="1511">
            <text:p>1511</text:p>
          </table:table-cell>
          <table:table-cell office:value-type="float" office:value="1337">
            <text:p>1337</text:p>
          </table:table-cell>
          <table:table-cell office:value-type="float" office:value="1242">
            <text:p>1242</text:p>
          </table:table-cell>
          <table:table-cell office:value-type="string">
            <text:p>948.3</text:p>
          </table:table-cell>
          <table:table-cell office:value-type="string">
            <text:p>928.8</text:p>
          </table:table-cell>
          <table:table-cell office:value-type="string">
            <text:p>304.5</text:p>
          </table:table-cell>
          <table:table-cell office:value-type="string">
            <text:p>236.3</text:p>
          </table:table-cell>
          <table:table-cell office:value-type="string">
            <text:p>217.6</text:p>
          </table:table-cell>
          <table:table-cell table:number-columns-repeated="2" office:value-type="string">
            <text:p>115.1</text:p>
          </table:table-cell>
          <table:table-cell table:number-columns-repeated="2" office:value-type="string">
            <text:p>2.0</text:p>
          </table:table-cell>
          <table:table-cell office:value-type="string">
            <text:p>37.4</text:p>
          </table:table-cell>
          <table:table-cell table:number-columns-repeated="2" office:value-type="string">
            <text:p>22.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Nd</text:p>
          </table:table-cell>
          <table:table-cell office:value-type="float" office:value="43569">
            <text:p>43569</text:p>
          </table:table-cell>
          <table:table-cell office:value-type="float" office:value="7126">
            <text:p>7126</text:p>
          </table:table-cell>
          <table:table-cell office:value-type="float" office:value="6722">
            <text:p>6722</text:p>
          </table:table-cell>
          <table:table-cell office:value-type="float" office:value="6208">
            <text:p>6208</text:p>
          </table:table-cell>
          <table:table-cell office:value-type="float" office:value="1575">
            <text:p>1575</text:p>
          </table:table-cell>
          <table:table-cell office:value-type="float" office:value="1403">
            <text:p>1403</text:p>
          </table:table-cell>
          <table:table-cell office:value-type="float" office:value="1297">
            <text:p>1297</text:p>
          </table:table-cell>
          <table:table-cell office:value-type="string">
            <text:p>1003.3</text:p>
          </table:table-cell>
          <table:table-cell office:value-type="string">
            <text:p>980.4</text:p>
          </table:table-cell>
          <table:table-cell office:value-type="string">
            <text:p>319.2</text:p>
          </table:table-cell>
          <table:table-cell office:value-type="string">
            <text:p>243.3</text:p>
          </table:table-cell>
          <table:table-cell office:value-type="string">
            <text:p>224.6</text:p>
          </table:table-cell>
          <table:table-cell table:number-columns-repeated="2" office:value-type="string">
            <text:p>120.5</text:p>
          </table:table-cell>
          <table:table-cell table:number-columns-repeated="2" office:value-type="string">
            <text:p>1.5</text:p>
          </table:table-cell>
          <table:table-cell office:value-type="string">
            <text:p>37.5</text:p>
          </table:table-cell>
          <table:table-cell table:number-columns-repeated="2" office:value-type="string">
            <text:p>21.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m</text:p>
          </table:table-cell>
          <table:table-cell office:value-type="float" office:value="45184">
            <text:p>45184</text:p>
          </table:table-cell>
          <table:table-cell office:value-type="float" office:value="7428">
            <text:p>7428</text:p>
          </table:table-cell>
          <table:table-cell office:value-type="float" office:value="7013">
            <text:p>7013</text:p>
          </table:table-cell>
          <table:table-cell office:value-type="float" office:value="6459">
            <text:p>6459</text:p>
          </table:table-cell>
          <table:table-cell office:value-type="string">
            <text:p>—</text:p>
          </table:table-cell>
          <table:table-cell office:value-type="float" office:value="1471">
            <text:p>1471</text:p>
          </table:table-cell>
          <table:table-cell office:value-type="float" office:value="1357">
            <text:p>1357</text:p>
          </table:table-cell>
          <table:table-cell office:value-type="float" office:value="1052">
            <text:p>1052</text:p>
          </table:table-cell>
          <table:table-cell office:value-type="float" office:value="1027">
            <text:p>1027</text:p>
          </table:table-cell>
          <table:table-cell office:value-type="string">
            <text:p>—</text:p>
          </table:table-cell>
          <table:table-cell table:number-columns-repeated="2" office:value-type="float" office:value="242">
            <text:p>242</text:p>
          </table:table-cell>
          <table:table-cell table:number-columns-repeated="2" office:value-type="float" office:value="120">
            <text:p>120</text:p>
          </table:table-cell>
          <table:table-cell table:number-columns-repeated="5" office:value-type="string">
            <text:p>—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Sm</text:p>
          </table:table-cell>
          <table:table-cell office:value-type="float" office:value="46834">
            <text:p>46834</text:p>
          </table:table-cell>
          <table:table-cell office:value-type="float" office:value="7737">
            <text:p>7737</text:p>
          </table:table-cell>
          <table:table-cell office:value-type="float" office:value="7312">
            <text:p>7312</text:p>
          </table:table-cell>
          <table:table-cell office:value-type="float" office:value="6716">
            <text:p>6716</text:p>
          </table:table-cell>
          <table:table-cell office:value-type="float" office:value="1723">
            <text:p>1723</text:p>
          </table:table-cell>
          <table:table-cell office:value-type="float" office:value="1541">
            <text:p>1541</text:p>
          </table:table-cell>
          <table:table-cell office:value-type="float" office:value="1420">
            <text:p>1420</text:p>
          </table:table-cell>
          <table:table-cell office:value-type="string">
            <text:p>1110.9</text:p>
          </table:table-cell>
          <table:table-cell office:value-type="string">
            <text:p>1083.4</text:p>
          </table:table-cell>
          <table:table-cell office:value-type="string">
            <text:p>347.2</text:p>
          </table:table-cell>
          <table:table-cell office:value-type="string">
            <text:p>265.6</text:p>
          </table:table-cell>
          <table:table-cell office:value-type="string">
            <text:p>247.4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string">
            <text:p>5.2</text:p>
          </table:table-cell>
          <table:table-cell office:value-type="string">
            <text:p>37.4</text:p>
          </table:table-cell>
          <table:table-cell table:number-columns-repeated="2" office:value-type="string">
            <text:p>21.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Eu</text:p>
          </table:table-cell>
          <table:table-cell office:value-type="float" office:value="48519">
            <text:p>48519</text:p>
          </table:table-cell>
          <table:table-cell office:value-type="float" office:value="8052">
            <text:p>8052</text:p>
          </table:table-cell>
          <table:table-cell office:value-type="float" office:value="7617">
            <text:p>7617</text:p>
          </table:table-cell>
          <table:table-cell office:value-type="float" office:value="6977">
            <text:p>6977</text:p>
          </table:table-cell>
          <table:table-cell office:value-type="float" office:value="1800">
            <text:p>1800</text:p>
          </table:table-cell>
          <table:table-cell office:value-type="float" office:value="1614">
            <text:p>1614</text:p>
          </table:table-cell>
          <table:table-cell office:value-type="float" office:value="1481">
            <text:p>1481</text:p>
          </table:table-cell>
          <table:table-cell office:value-type="string">
            <text:p>1158.6</text:p>
          </table:table-cell>
          <table:table-cell office:value-type="string">
            <text:p>1127.5</text:p>
          </table:table-cell>
          <table:table-cell office:value-type="float" office:value="360">
            <text:p>360</text:p>
          </table:table-cell>
          <table:table-cell office:value-type="float" office:value="284">
            <text:p>284</text:p>
          </table:table-cell>
          <table:table-cell office:value-type="float" office:value="257">
            <text:p>257</text:p>
          </table:table-cell>
          <table:table-cell office:value-type="float" office:value="133">
            <text:p>133</text:p>
          </table:table-cell>
          <table:table-cell office:value-type="string">
            <text:p>127.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Gd</text:p>
          </table:table-cell>
          <table:table-cell office:value-type="float" office:value="50239">
            <text:p>50239</text:p>
          </table:table-cell>
          <table:table-cell office:value-type="float" office:value="8376">
            <text:p>8376</text:p>
          </table:table-cell>
          <table:table-cell office:value-type="float" office:value="7930">
            <text:p>7930</text:p>
          </table:table-cell>
          <table:table-cell office:value-type="float" office:value="7243">
            <text:p>7243</text:p>
          </table:table-cell>
          <table:table-cell office:value-type="float" office:value="1881">
            <text:p>1881</text:p>
          </table:table-cell>
          <table:table-cell office:value-type="float" office:value="1688">
            <text:p>1688</text:p>
          </table:table-cell>
          <table:table-cell office:value-type="float" office:value="1544">
            <text:p>1544</text:p>
          </table:table-cell>
          <table:table-cell office:value-type="string">
            <text:p>1221.9</text:p>
          </table:table-cell>
          <table:table-cell office:value-type="string">
            <text:p>1189.6</text:p>
          </table:table-cell>
          <table:table-cell office:value-type="string">
            <text:p>378.6</text:p>
          </table:table-cell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string">
            <text:p>—</text:p>
          </table:table-cell>
          <table:table-cell office:value-type="string">
            <text:p>142.6</text:p>
          </table:table-cell>
          <table:table-cell table:number-columns-repeated="2" office:value-type="string">
            <text:p>8.6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b</text:p>
          </table:table-cell>
          <table:table-cell office:value-type="float" office:value="51996">
            <text:p>51996</text:p>
          </table:table-cell>
          <table:table-cell office:value-type="float" office:value="8708">
            <text:p>8708</text:p>
          </table:table-cell>
          <table:table-cell office:value-type="float" office:value="8252">
            <text:p>8252</text:p>
          </table:table-cell>
          <table:table-cell office:value-type="float" office:value="7514">
            <text:p>7514</text:p>
          </table:table-cell>
          <table:table-cell office:value-type="float" office:value="1968">
            <text:p>1968</text:p>
          </table:table-cell>
          <table:table-cell office:value-type="float" office:value="1768">
            <text:p>1768</text:p>
          </table:table-cell>
          <table:table-cell office:value-type="float" office:value="1611">
            <text:p>1611</text:p>
          </table:table-cell>
          <table:table-cell office:value-type="string">
            <text:p>1276.9</text:p>
          </table:table-cell>
          <table:table-cell office:value-type="string">
            <text:p>1241.1</text:p>
          </table:table-cell>
          <table:table-cell office:value-type="string">
            <text:p>396.0</text:p>
          </table:table-cell>
          <table:table-cell office:value-type="string">
            <text:p>322.4</text:p>
          </table:table-cell>
          <table:table-cell office:value-type="string">
            <text:p>284.1</text:p>
          </table:table-cell>
          <table:table-cell table:number-columns-repeated="2" office:value-type="string">
            <text:p>150.5</text:p>
          </table:table-cell>
          <table:table-cell office:value-type="string">
            <text:p>7.7</text:p>
          </table:table-cell>
          <table:table-cell office:value-type="string">
            <text:p>2.4</text:p>
          </table:table-cell>
          <table:table-cell office:value-type="string">
            <text:p>45.6</text:p>
          </table:table-cell>
          <table:table-cell office:value-type="string">
            <text:p>28.7</text:p>
          </table:table-cell>
          <table:table-cell office:value-type="string">
            <text:p>22.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y</text:p>
          </table:table-cell>
          <table:table-cell office:value-type="float" office:value="53789">
            <text:p>53789</text:p>
          </table:table-cell>
          <table:table-cell office:value-type="float" office:value="9046">
            <text:p>9046</text:p>
          </table:table-cell>
          <table:table-cell office:value-type="float" office:value="8581">
            <text:p>8581</text:p>
          </table:table-cell>
          <table:table-cell office:value-type="float" office:value="7790">
            <text:p>7790</text:p>
          </table:table-cell>
          <table:table-cell office:value-type="float" office:value="2047">
            <text:p>2047</text:p>
          </table:table-cell>
          <table:table-cell office:value-type="float" office:value="1842">
            <text:p>1842</text:p>
          </table:table-cell>
          <table:table-cell office:value-type="float" office:value="1676">
            <text:p>1676</text:p>
          </table:table-cell>
          <table:table-cell office:value-type="float" office:value="1333">
            <text:p>1333</text:p>
          </table:table-cell>
          <table:table-cell office:value-type="string">
            <text:p>1292.6</text:p>
          </table:table-cell>
          <table:table-cell office:value-type="string">
            <text:p>414.2</text:p>
          </table:table-cell>
          <table:table-cell office:value-type="string">
            <text:p>333.5</text:p>
          </table:table-cell>
          <table:table-cell office:value-type="string">
            <text:p>293.2</text:p>
          </table:table-cell>
          <table:table-cell table:number-columns-repeated="2" office:value-type="string">
            <text:p>153.6</text:p>
          </table:table-cell>
          <table:table-cell office:value-type="string">
            <text:p>8.0</text:p>
          </table:table-cell>
          <table:table-cell office:value-type="string">
            <text:p>4.3</text:p>
          </table:table-cell>
          <table:table-cell office:value-type="string">
            <text:p>49.9</text:p>
          </table:table-cell>
          <table:table-cell table:number-columns-repeated="2" office:value-type="string">
            <text:p>26.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Ho</text:p>
          </table:table-cell>
          <table:table-cell office:value-type="float" office:value="55618">
            <text:p>55618</text:p>
          </table:table-cell>
          <table:table-cell office:value-type="float" office:value="9394">
            <text:p>9394</text:p>
          </table:table-cell>
          <table:table-cell office:value-type="float" office:value="8918">
            <text:p>8918</text:p>
          </table:table-cell>
          <table:table-cell office:value-type="float" office:value="8071">
            <text:p>8071</text:p>
          </table:table-cell>
          <table:table-cell office:value-type="float" office:value="2128">
            <text:p>2128</text:p>
          </table:table-cell>
          <table:table-cell office:value-type="float" office:value="1923">
            <text:p>1923</text:p>
          </table:table-cell>
          <table:table-cell office:value-type="float" office:value="1741">
            <text:p>1741</text:p>
          </table:table-cell>
          <table:table-cell office:value-type="float" office:value="1392">
            <text:p>1392</text:p>
          </table:table-cell>
          <table:table-cell office:value-type="float" office:value="1351">
            <text:p>1351</text:p>
          </table:table-cell>
          <table:table-cell office:value-type="string">
            <text:p>432.4</text:p>
          </table:table-cell>
          <table:table-cell office:value-type="string">
            <text:p>343.5</text:p>
          </table:table-cell>
          <table:table-cell office:value-type="string">
            <text:p>308.2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8.6</text:p>
          </table:table-cell>
          <table:table-cell office:value-type="string">
            <text:p>5.2</text:p>
          </table:table-cell>
          <table:table-cell office:value-type="string">
            <text:p>49.3</text:p>
          </table:table-cell>
          <table:table-cell office:value-type="string">
            <text:p>30.8</text:p>
          </table:table-cell>
          <table:table-cell office:value-type="string">
            <text:p>24.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r</text:p>
          </table:table-cell>
          <table:table-cell office:value-type="float" office:value="57486">
            <text:p>57486</text:p>
          </table:table-cell>
          <table:table-cell office:value-type="float" office:value="9751">
            <text:p>9751</text:p>
          </table:table-cell>
          <table:table-cell office:value-type="float" office:value="9264">
            <text:p>9264</text:p>
          </table:table-cell>
          <table:table-cell office:value-type="float" office:value="8358">
            <text:p>8358</text:p>
          </table:table-cell>
          <table:table-cell office:value-type="float" office:value="2207">
            <text:p>2207</text:p>
          </table:table-cell>
          <table:table-cell office:value-type="float" office:value="2006">
            <text:p>2006</text:p>
          </table:table-cell>
          <table:table-cell office:value-type="float" office:value="1812">
            <text:p>1812</text:p>
          </table:table-cell>
          <table:table-cell office:value-type="float" office:value="1453">
            <text:p>1453</text:p>
          </table:table-cell>
          <table:table-cell office:value-type="float" office:value="1409">
            <text:p>1409</text:p>
          </table:table-cell>
          <table:table-cell office:value-type="string">
            <text:p>449.8</text:p>
          </table:table-cell>
          <table:table-cell office:value-type="string">
            <text:p>366.2</text:p>
          </table:table-cell>
          <table:table-cell office:value-type="string">
            <text:p>320.2</text:p>
          </table:table-cell>
          <table:table-cell table:number-columns-repeated="2" office:value-type="string">
            <text:p>167.6</text:p>
          </table:table-cell>
          <table:table-cell office:value-type="string">
            <text:p>—</text:p>
          </table:table-cell>
          <table:table-cell office:value-type="string">
            <text:p>4.7</text:p>
          </table:table-cell>
          <table:table-cell office:value-type="string">
            <text:p>50.6</text:p>
          </table:table-cell>
          <table:table-cell office:value-type="string">
            <text:p>31.4</text:p>
          </table:table-cell>
          <table:table-cell office:value-type="string">
            <text:p>24.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m</text:p>
          </table:table-cell>
          <table:table-cell office:value-type="float" office:value="59390">
            <text:p>59390</text:p>
          </table:table-cell>
          <table:table-cell office:value-type="float" office:value="10116">
            <text:p>10116</text:p>
          </table:table-cell>
          <table:table-cell office:value-type="float" office:value="9617">
            <text:p>9617</text:p>
          </table:table-cell>
          <table:table-cell office:value-type="float" office:value="8648">
            <text:p>8648</text:p>
          </table:table-cell>
          <table:table-cell office:value-type="float" office:value="2307">
            <text:p>2307</text:p>
          </table:table-cell>
          <table:table-cell office:value-type="float" office:value="2090">
            <text:p>2090</text:p>
          </table:table-cell>
          <table:table-cell office:value-type="float" office:value="1885">
            <text:p>1885</text:p>
          </table:table-cell>
          <table:table-cell office:value-type="float" office:value="1515">
            <text:p>1515</text:p>
          </table:table-cell>
          <table:table-cell office:value-type="float" office:value="1468">
            <text:p>1468</text:p>
          </table:table-cell>
          <table:table-cell office:value-type="string">
            <text:p>470.9</text:p>
          </table:table-cell>
          <table:table-cell office:value-type="string">
            <text:p>385.9</text:p>
          </table:table-cell>
          <table:table-cell office:value-type="string">
            <text:p>332.6</text:p>
          </table:table-cell>
          <table:table-cell table:number-columns-repeated="2" office:value-type="string">
            <text:p>175.5</text:p>
          </table:table-cell>
          <table:table-cell office:value-type="string">
            <text:p>—</text:p>
          </table:table-cell>
          <table:table-cell office:value-type="string">
            <text:p>4.6</text:p>
          </table:table-cell>
          <table:table-cell office:value-type="string">
            <text:p>54.7</text:p>
          </table:table-cell>
          <table:table-cell office:value-type="string">
            <text:p>31.8</text:p>
          </table:table-cell>
          <table:table-cell office:value-type="string">
            <text:p>25.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Yb</text:p>
          </table:table-cell>
          <table:table-cell office:value-type="float" office:value="61332">
            <text:p>61332</text:p>
          </table:table-cell>
          <table:table-cell office:value-type="float" office:value="10486">
            <text:p>10486</text:p>
          </table:table-cell>
          <table:table-cell office:value-type="float" office:value="9978">
            <text:p>9978</text:p>
          </table:table-cell>
          <table:table-cell office:value-type="float" office:value="8944">
            <text:p>8944</text:p>
          </table:table-cell>
          <table:table-cell office:value-type="float" office:value="2398">
            <text:p>2398</text:p>
          </table:table-cell>
          <table:table-cell office:value-type="float" office:value="2173">
            <text:p>2173</text:p>
          </table:table-cell>
          <table:table-cell office:value-type="float" office:value="1950">
            <text:p>1950</text:p>
          </table:table-cell>
          <table:table-cell office:value-type="float" office:value="1576">
            <text:p>1576</text:p>
          </table:table-cell>
          <table:table-cell office:value-type="float" office:value="1528">
            <text:p>1528</text:p>
          </table:table-cell>
          <table:table-cell office:value-type="string">
            <text:p>480.5</text:p>
          </table:table-cell>
          <table:table-cell office:value-type="string">
            <text:p>388.7</text:p>
          </table:table-cell>
          <table:table-cell office:value-type="string">
            <text:p>339.7</text:p>
          </table:table-cell>
          <table:table-cell office:value-type="string">
            <text:p>191.2</text:p>
          </table:table-cell>
          <table:table-cell office:value-type="string">
            <text:p>182.4</text:p>
          </table:table-cell>
          <table:table-cell office:value-type="string">
            <text:p>2.5</text:p>
          </table:table-cell>
          <table:table-cell office:value-type="string">
            <text:p>1.3</text:p>
          </table:table-cell>
          <table:table-cell office:value-type="string">
            <text:p>52.0</text:p>
          </table:table-cell>
          <table:table-cell office:value-type="string">
            <text:p>30.3</text:p>
          </table:table-cell>
          <table:table-cell office:value-type="string">
            <text:p>24.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Lu</text:p>
          </table:table-cell>
          <table:table-cell office:value-type="float" office:value="63314">
            <text:p>63314</text:p>
          </table:table-cell>
          <table:table-cell office:value-type="float" office:value="10870">
            <text:p>10870</text:p>
          </table:table-cell>
          <table:table-cell office:value-type="float" office:value="10349">
            <text:p>10349</text:p>
          </table:table-cell>
          <table:table-cell office:value-type="float" office:value="9244">
            <text:p>9244</text:p>
          </table:table-cell>
          <table:table-cell office:value-type="float" office:value="2491">
            <text:p>2491</text:p>
          </table:table-cell>
          <table:table-cell office:value-type="float" office:value="2264">
            <text:p>2264</text:p>
          </table:table-cell>
          <table:table-cell office:value-type="float" office:value="2024">
            <text:p>2024</text:p>
          </table:table-cell>
          <table:table-cell office:value-type="float" office:value="1639">
            <text:p>1639</text:p>
          </table:table-cell>
          <table:table-cell office:value-type="float" office:value="1589">
            <text:p>1589</text:p>
          </table:table-cell>
          <table:table-cell office:value-type="string">
            <text:p>506.8</text:p>
          </table:table-cell>
          <table:table-cell office:value-type="string">
            <text:p>412.4</text:p>
          </table:table-cell>
          <table:table-cell office:value-type="string">
            <text:p>359.2</text:p>
          </table:table-cell>
          <table:table-cell office:value-type="string">
            <text:p>206.1</text:p>
          </table:table-cell>
          <table:table-cell office:value-type="string">
            <text:p>196.3</text:p>
          </table:table-cell>
          <table:table-cell office:value-type="string">
            <text:p>8.9</text:p>
          </table:table-cell>
          <table:table-cell office:value-type="string">
            <text:p>7.5</text:p>
          </table:table-cell>
          <table:table-cell office:value-type="string">
            <text:p>57.3</text:p>
          </table:table-cell>
          <table:table-cell office:value-type="string">
            <text:p>33.6</text:p>
          </table:table-cell>
          <table:table-cell office:value-type="string">
            <text:p>26.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Hf</text:p>
          </table:table-cell>
          <table:table-cell office:value-type="float" office:value="65351">
            <text:p>65351</text:p>
          </table:table-cell>
          <table:table-cell office:value-type="float" office:value="11271">
            <text:p>11271</text:p>
          </table:table-cell>
          <table:table-cell office:value-type="float" office:value="10739">
            <text:p>10739</text:p>
          </table:table-cell>
          <table:table-cell office:value-type="float" office:value="9561">
            <text:p>9561</text:p>
          </table:table-cell>
          <table:table-cell office:value-type="float" office:value="2601">
            <text:p>2601</text:p>
          </table:table-cell>
          <table:table-cell office:value-type="float" office:value="2365">
            <text:p>2365</text:p>
          </table:table-cell>
          <table:table-cell office:value-type="float" office:value="2108">
            <text:p>2108</text:p>
          </table:table-cell>
          <table:table-cell office:value-type="float" office:value="1716">
            <text:p>1716</text:p>
          </table:table-cell>
          <table:table-cell office:value-type="float" office:value="1662">
            <text:p>1662</text:p>
          </table:table-cell>
          <table:table-cell office:value-type="float" office:value="538">
            <text:p>538</text:p>
          </table:table-cell>
          <table:table-cell office:value-type="string">
            <text:p>438.2</text:p>
          </table:table-cell>
          <table:table-cell office:value-type="string">
            <text:p>380.7</text:p>
          </table:table-cell>
          <table:table-cell office:value-type="string">
            <text:p>220.0</text:p>
          </table:table-cell>
          <table:table-cell office:value-type="string">
            <text:p>211.5</text:p>
          </table:table-cell>
          <table:table-cell office:value-type="string">
            <text:p>15.9</text:p>
          </table:table-cell>
          <table:table-cell office:value-type="string">
            <text:p>14.2</text:p>
          </table:table-cell>
          <table:table-cell office:value-type="string">
            <text:p>64.2</text:p>
          </table:table-cell>
          <table:table-cell office:value-type="string">
            <text:p>38</text:p>
          </table:table-cell>
          <table:table-cell office:value-type="string">
            <text:p>29.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Ta</text:p>
          </table:table-cell>
          <table:table-cell office:value-type="float" office:value="67416">
            <text:p>67416</text:p>
          </table:table-cell>
          <table:table-cell office:value-type="float" office:value="11682">
            <text:p>11682</text:p>
          </table:table-cell>
          <table:table-cell office:value-type="float" office:value="11136">
            <text:p>11136</text:p>
          </table:table-cell>
          <table:table-cell office:value-type="float" office:value="9881">
            <text:p>9881</text:p>
          </table:table-cell>
          <table:table-cell office:value-type="float" office:value="2708">
            <text:p>2708</text:p>
          </table:table-cell>
          <table:table-cell office:value-type="float" office:value="2469">
            <text:p>2469</text:p>
          </table:table-cell>
          <table:table-cell office:value-type="float" office:value="2194">
            <text:p>2194</text:p>
          </table:table-cell>
          <table:table-cell office:value-type="float" office:value="1793">
            <text:p>1793</text:p>
          </table:table-cell>
          <table:table-cell office:value-type="float" office:value="1735">
            <text:p>1735</text:p>
          </table:table-cell>
          <table:table-cell office:value-type="string">
            <text:p>563.4</text:p>
          </table:table-cell>
          <table:table-cell office:value-type="string">
            <text:p>463.4</text:p>
          </table:table-cell>
          <table:table-cell office:value-type="string">
            <text:p>400.9</text:p>
          </table:table-cell>
          <table:table-cell office:value-type="string">
            <text:p>237.9</text:p>
          </table:table-cell>
          <table:table-cell office:value-type="string">
            <text:p>226.4</text:p>
          </table:table-cell>
          <table:table-cell office:value-type="string">
            <text:p>23.5</text:p>
          </table:table-cell>
          <table:table-cell office:value-type="string">
            <text:p>21.6</text:p>
          </table:table-cell>
          <table:table-cell office:value-type="string">
            <text:p>69.7</text:p>
          </table:table-cell>
          <table:table-cell office:value-type="string">
            <text:p>42.2</text:p>
          </table:table-cell>
          <table:table-cell office:value-type="string">
            <text:p>32.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W</text:p>
          </table:table-cell>
          <table:table-cell office:value-type="float" office:value="69525">
            <text:p>69525</text:p>
          </table:table-cell>
          <table:table-cell office:value-type="float" office:value="12100">
            <text:p>12100</text:p>
          </table:table-cell>
          <table:table-cell office:value-type="float" office:value="11544">
            <text:p>11544</text:p>
          </table:table-cell>
          <table:table-cell office:value-type="float" office:value="10207">
            <text:p>10207</text:p>
          </table:table-cell>
          <table:table-cell office:value-type="float" office:value="2820">
            <text:p>2820</text:p>
          </table:table-cell>
          <table:table-cell office:value-type="float" office:value="2575">
            <text:p>2575</text:p>
          </table:table-cell>
          <table:table-cell office:value-type="float" office:value="2281">
            <text:p>2281</text:p>
          </table:table-cell>
          <table:table-cell office:value-type="float" office:value="1872">
            <text:p>1872</text:p>
          </table:table-cell>
          <table:table-cell office:value-type="float" office:value="1809">
            <text:p>1809</text:p>
          </table:table-cell>
          <table:table-cell office:value-type="string">
            <text:p>594.1</text:p>
          </table:table-cell>
          <table:table-cell office:value-type="string">
            <text:p>490.4</text:p>
          </table:table-cell>
          <table:table-cell office:value-type="string">
            <text:p>423.6</text:p>
          </table:table-cell>
          <table:table-cell office:value-type="string">
            <text:p>255.9</text:p>
          </table:table-cell>
          <table:table-cell office:value-type="string">
            <text:p>243.5</text:p>
          </table:table-cell>
          <table:table-cell office:value-type="string">
            <text:p>33.6</text:p>
          </table:table-cell>
          <table:table-cell office:value-type="string">
            <text:p>31.4</text:p>
          </table:table-cell>
          <table:table-cell office:value-type="string">
            <text:p>75.6</text:p>
          </table:table-cell>
          <table:table-cell office:value-type="string">
            <text:p>45.3</text:p>
          </table:table-cell>
          <table:table-cell office:value-type="string">
            <text:p>36.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</text:p>
          </table:table-cell>
          <table:table-cell office:value-type="float" office:value="71676">
            <text:p>71676</text:p>
          </table:table-cell>
          <table:table-cell office:value-type="float" office:value="12527">
            <text:p>12527</text:p>
          </table:table-cell>
          <table:table-cell office:value-type="float" office:value="11959">
            <text:p>11959</text:p>
          </table:table-cell>
          <table:table-cell office:value-type="float" office:value="10535">
            <text:p>10535</text:p>
          </table:table-cell>
          <table:table-cell office:value-type="float" office:value="2932">
            <text:p>2932</text:p>
          </table:table-cell>
          <table:table-cell office:value-type="float" office:value="2682">
            <text:p>2682</text:p>
          </table:table-cell>
          <table:table-cell office:value-type="float" office:value="2367">
            <text:p>2367</text:p>
          </table:table-cell>
          <table:table-cell office:value-type="float" office:value="1949">
            <text:p>1949</text:p>
          </table:table-cell>
          <table:table-cell office:value-type="float" office:value="1883">
            <text:p>1883</text:p>
          </table:table-cell>
          <table:table-cell office:value-type="string">
            <text:p>625.4</text:p>
          </table:table-cell>
          <table:table-cell office:value-type="string">
            <text:p>518.7</text:p>
          </table:table-cell>
          <table:table-cell office:value-type="string">
            <text:p>446.8</text:p>
          </table:table-cell>
          <table:table-cell office:value-type="string">
            <text:p>273.9</text:p>
          </table:table-cell>
          <table:table-cell office:value-type="string">
            <text:p>260.5</text:p>
          </table:table-cell>
          <table:table-cell office:value-type="string">
            <text:p>42.9</text:p>
          </table:table-cell>
          <table:table-cell office:value-type="string">
            <text:p>40.5</text:p>
          </table:table-cell>
          <table:table-cell office:value-type="float" office:value="83">
            <text:p>83</text:p>
          </table:table-cell>
          <table:table-cell office:value-type="string">
            <text:p>45.6</text:p>
          </table:table-cell>
          <table:table-cell office:value-type="string">
            <text:p>34.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Os</text:p>
          </table:table-cell>
          <table:table-cell office:value-type="float" office:value="73871">
            <text:p>73871</text:p>
          </table:table-cell>
          <table:table-cell office:value-type="float" office:value="12968">
            <text:p>12968</text:p>
          </table:table-cell>
          <table:table-cell office:value-type="float" office:value="12385">
            <text:p>12385</text:p>
          </table:table-cell>
          <table:table-cell office:value-type="float" office:value="10871">
            <text:p>10871</text:p>
          </table:table-cell>
          <table:table-cell office:value-type="float" office:value="3049">
            <text:p>3049</text:p>
          </table:table-cell>
          <table:table-cell office:value-type="float" office:value="2792">
            <text:p>2792</text:p>
          </table:table-cell>
          <table:table-cell office:value-type="float" office:value="2457">
            <text:p>2457</text:p>
          </table:table-cell>
          <table:table-cell office:value-type="float" office:value="2031">
            <text:p>2031</text:p>
          </table:table-cell>
          <table:table-cell office:value-type="float" office:value="1960">
            <text:p>1960</text:p>
          </table:table-cell>
          <table:table-cell office:value-type="string">
            <text:p>658.2</text:p>
          </table:table-cell>
          <table:table-cell office:value-type="string">
            <text:p>549.1</text:p>
          </table:table-cell>
          <table:table-cell office:value-type="string">
            <text:p>470.7</text:p>
          </table:table-cell>
          <table:table-cell office:value-type="string">
            <text:p>293.1</text:p>
          </table:table-cell>
          <table:table-cell office:value-type="string">
            <text:p>278.5</text:p>
          </table:table-cell>
          <table:table-cell office:value-type="string">
            <text:p>53.4</text:p>
          </table:table-cell>
          <table:table-cell office:value-type="string">
            <text:p>50.7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string">
            <text:p>44.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Ir</text:p>
          </table:table-cell>
          <table:table-cell office:value-type="float" office:value="76111">
            <text:p>76111</text:p>
          </table:table-cell>
          <table:table-cell office:value-type="float" office:value="13419">
            <text:p>13419</text:p>
          </table:table-cell>
          <table:table-cell office:value-type="float" office:value="12824">
            <text:p>12824</text:p>
          </table:table-cell>
          <table:table-cell office:value-type="float" office:value="11215">
            <text:p>11215</text:p>
          </table:table-cell>
          <table:table-cell office:value-type="float" office:value="3174">
            <text:p>3174</text:p>
          </table:table-cell>
          <table:table-cell office:value-type="float" office:value="2909">
            <text:p>2909</text:p>
          </table:table-cell>
          <table:table-cell office:value-type="float" office:value="2551">
            <text:p>2551</text:p>
          </table:table-cell>
          <table:table-cell office:value-type="float" office:value="2116">
            <text:p>2116</text:p>
          </table:table-cell>
          <table:table-cell office:value-type="float" office:value="2040">
            <text:p>2040</text:p>
          </table:table-cell>
          <table:table-cell office:value-type="string">
            <text:p>691.1</text:p>
          </table:table-cell>
          <table:table-cell office:value-type="string">
            <text:p>577.8</text:p>
          </table:table-cell>
          <table:table-cell office:value-type="string">
            <text:p>495.8</text:p>
          </table:table-cell>
          <table:table-cell office:value-type="string">
            <text:p>311.9</text:p>
          </table:table-cell>
          <table:table-cell office:value-type="string">
            <text:p>296.3</text:p>
          </table:table-cell>
          <table:table-cell office:value-type="string">
            <text:p>63.8</text:p>
          </table:table-cell>
          <table:table-cell office:value-type="string">
            <text:p>60.8</text:p>
          </table:table-cell>
          <table:table-cell office:value-type="string">
            <text:p>95.2</text:p>
          </table:table-cell>
          <table:table-cell office:value-type="string">
            <text:p>63.0</text:p>
          </table:table-cell>
          <table:table-cell office:value-type="string">
            <text:p>48.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t</text:p>
          </table:table-cell>
          <table:table-cell office:value-type="float" office:value="78395">
            <text:p>78395</text:p>
          </table:table-cell>
          <table:table-cell office:value-type="float" office:value="13880">
            <text:p>13880</text:p>
          </table:table-cell>
          <table:table-cell office:value-type="float" office:value="13273">
            <text:p>13273</text:p>
          </table:table-cell>
          <table:table-cell office:value-type="float" office:value="11564">
            <text:p>11564</text:p>
          </table:table-cell>
          <table:table-cell office:value-type="float" office:value="3296">
            <text:p>3296</text:p>
          </table:table-cell>
          <table:table-cell office:value-type="float" office:value="3027">
            <text:p>3027</text:p>
          </table:table-cell>
          <table:table-cell office:value-type="float" office:value="2645">
            <text:p>2645</text:p>
          </table:table-cell>
          <table:table-cell office:value-type="float" office:value="2202">
            <text:p>2202</text:p>
          </table:table-cell>
          <table:table-cell office:value-type="float" office:value="2122">
            <text:p>2122</text:p>
          </table:table-cell>
          <table:table-cell office:value-type="string">
            <text:p>725.4</text:p>
          </table:table-cell>
          <table:table-cell office:value-type="string">
            <text:p>609.1</text:p>
          </table:table-cell>
          <table:table-cell office:value-type="string">
            <text:p>519.4</text:p>
          </table:table-cell>
          <table:table-cell office:value-type="string">
            <text:p>331.6</text:p>
          </table:table-cell>
          <table:table-cell office:value-type="string">
            <text:p>314.6</text:p>
          </table:table-cell>
          <table:table-cell office:value-type="string">
            <text:p>74.5</text:p>
          </table:table-cell>
          <table:table-cell office:value-type="string">
            <text:p>71.2</text:p>
          </table:table-cell>
          <table:table-cell office:value-type="string">
            <text:p>101.7</text:p>
          </table:table-cell>
          <table:table-cell office:value-type="string">
            <text:p>65.3</text:p>
          </table:table-cell>
          <table:table-cell office:value-type="string">
            <text:p>51.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u</text:p>
          </table:table-cell>
          <table:table-cell office:value-type="float" office:value="80725">
            <text:p>80725</text:p>
          </table:table-cell>
          <table:table-cell office:value-type="float" office:value="14353">
            <text:p>14353</text:p>
          </table:table-cell>
          <table:table-cell office:value-type="float" office:value="13734">
            <text:p>13734</text:p>
          </table:table-cell>
          <table:table-cell office:value-type="float" office:value="11919">
            <text:p>11919</text:p>
          </table:table-cell>
          <table:table-cell office:value-type="float" office:value="3425">
            <text:p>3425</text:p>
          </table:table-cell>
          <table:table-cell office:value-type="float" office:value="3148">
            <text:p>3148</text:p>
          </table:table-cell>
          <table:table-cell office:value-type="float" office:value="2743">
            <text:p>2743</text:p>
          </table:table-cell>
          <table:table-cell office:value-type="float" office:value="2291">
            <text:p>2291</text:p>
          </table:table-cell>
          <table:table-cell office:value-type="float" office:value="2206">
            <text:p>2206</text:p>
          </table:table-cell>
          <table:table-cell office:value-type="string">
            <text:p>762.1</text:p>
          </table:table-cell>
          <table:table-cell office:value-type="string">
            <text:p>642.7</text:p>
          </table:table-cell>
          <table:table-cell office:value-type="string">
            <text:p>546.3</text:p>
          </table:table-cell>
          <table:table-cell office:value-type="string">
            <text:p>353.2</text:p>
          </table:table-cell>
          <table:table-cell office:value-type="string">
            <text:p>335.1</text:p>
          </table:table-cell>
          <table:table-cell office:value-type="string">
            <text:p>87.6</text:p>
          </table:table-cell>
          <table:table-cell office:value-type="string">
            <text:p>84.0</text:p>
          </table:table-cell>
          <table:table-cell office:value-type="string">
            <text:p>107.2</text:p>
          </table:table-cell>
          <table:table-cell office:value-type="string">
            <text:p>74.2</text:p>
          </table:table-cell>
          <table:table-cell office:value-type="string">
            <text:p>57.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Hg</text:p>
          </table:table-cell>
          <table:table-cell office:value-type="float" office:value="83102">
            <text:p>83102</text:p>
          </table:table-cell>
          <table:table-cell office:value-type="float" office:value="14839">
            <text:p>14839</text:p>
          </table:table-cell>
          <table:table-cell office:value-type="float" office:value="14209">
            <text:p>14209</text:p>
          </table:table-cell>
          <table:table-cell office:value-type="float" office:value="12284">
            <text:p>12284</text:p>
          </table:table-cell>
          <table:table-cell office:value-type="float" office:value="3562">
            <text:p>3562</text:p>
          </table:table-cell>
          <table:table-cell office:value-type="float" office:value="3279">
            <text:p>3279</text:p>
          </table:table-cell>
          <table:table-cell office:value-type="float" office:value="2847">
            <text:p>2847</text:p>
          </table:table-cell>
          <table:table-cell office:value-type="float" office:value="2385">
            <text:p>2385</text:p>
          </table:table-cell>
          <table:table-cell office:value-type="float" office:value="2295">
            <text:p>2295</text:p>
          </table:table-cell>
          <table:table-cell office:value-type="string">
            <text:p>802.2</text:p>
          </table:table-cell>
          <table:table-cell office:value-type="string">
            <text:p>680.2</text:p>
          </table:table-cell>
          <table:table-cell office:value-type="string">
            <text:p>576.6</text:p>
          </table:table-cell>
          <table:table-cell office:value-type="string">
            <text:p>378.2</text:p>
          </table:table-cell>
          <table:table-cell office:value-type="string">
            <text:p>358.8</text:p>
          </table:table-cell>
          <table:table-cell office:value-type="string">
            <text:p>104.0</text:p>
          </table:table-cell>
          <table:table-cell office:value-type="string">
            <text:p>99.9</text:p>
          </table:table-cell>
          <table:table-cell office:value-type="float" office:value="127">
            <text:p>127</text:p>
          </table:table-cell>
          <table:table-cell office:value-type="string">
            <text:p>83.1</text:p>
          </table:table-cell>
          <table:table-cell office:value-type="string">
            <text:p>64.5</text:p>
          </table:table-cell>
          <table:table-cell office:value-type="string">
            <text:p>9.6</text:p>
          </table:table-cell>
          <table:table-cell office:value-type="string">
            <text:p>7.8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Tl</text:p>
          </table:table-cell>
          <table:table-cell office:value-type="float" office:value="85530">
            <text:p>85530</text:p>
          </table:table-cell>
          <table:table-cell office:value-type="float" office:value="15347">
            <text:p>15347</text:p>
          </table:table-cell>
          <table:table-cell office:value-type="float" office:value="14698">
            <text:p>14698</text:p>
          </table:table-cell>
          <table:table-cell office:value-type="float" office:value="12658">
            <text:p>12658</text:p>
          </table:table-cell>
          <table:table-cell office:value-type="float" office:value="3704">
            <text:p>3704</text:p>
          </table:table-cell>
          <table:table-cell office:value-type="float" office:value="3416">
            <text:p>3416</text:p>
          </table:table-cell>
          <table:table-cell office:value-type="float" office:value="2957">
            <text:p>2957</text:p>
          </table:table-cell>
          <table:table-cell office:value-type="float" office:value="2485">
            <text:p>2485</text:p>
          </table:table-cell>
          <table:table-cell office:value-type="float" office:value="2389">
            <text:p>2389</text:p>
          </table:table-cell>
          <table:table-cell office:value-type="string">
            <text:p>846.2</text:p>
          </table:table-cell>
          <table:table-cell office:value-type="string">
            <text:p>720.5</text:p>
          </table:table-cell>
          <table:table-cell office:value-type="string">
            <text:p>609.5</text:p>
          </table:table-cell>
          <table:table-cell office:value-type="string">
            <text:p>405.7</text:p>
          </table:table-cell>
          <table:table-cell office:value-type="string">
            <text:p>385.0</text:p>
          </table:table-cell>
          <table:table-cell office:value-type="string">
            <text:p>122.2</text:p>
          </table:table-cell>
          <table:table-cell office:value-type="string">
            <text:p>117.8</text:p>
          </table:table-cell>
          <table:table-cell office:value-type="string">
            <text:p>136.0</text:p>
          </table:table-cell>
          <table:table-cell office:value-type="string">
            <text:p>94.6</text:p>
          </table:table-cell>
          <table:table-cell office:value-type="string">
            <text:p>73.5</text:p>
          </table:table-cell>
          <table:table-cell office:value-type="string">
            <text:p>14.7</text:p>
          </table:table-cell>
          <table:table-cell office:value-type="string">
            <text:p>12.5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float" office:value="88005">
            <text:p>88005</text:p>
          </table:table-cell>
          <table:table-cell office:value-type="float" office:value="15861">
            <text:p>15861</text:p>
          </table:table-cell>
          <table:table-cell office:value-type="float" office:value="15200">
            <text:p>15200</text:p>
          </table:table-cell>
          <table:table-cell office:value-type="float" office:value="13035">
            <text:p>13035</text:p>
          </table:table-cell>
          <table:table-cell office:value-type="float" office:value="3851">
            <text:p>3851</text:p>
          </table:table-cell>
          <table:table-cell office:value-type="float" office:value="3554">
            <text:p>3554</text:p>
          </table:table-cell>
          <table:table-cell office:value-type="float" office:value="3066">
            <text:p>3066</text:p>
          </table:table-cell>
          <table:table-cell office:value-type="float" office:value="2586">
            <text:p>2586</text:p>
          </table:table-cell>
          <table:table-cell office:value-type="float" office:value="2484">
            <text:p>2484</text:p>
          </table:table-cell>
          <table:table-cell office:value-type="string">
            <text:p>891.8</text:p>
          </table:table-cell>
          <table:table-cell office:value-type="string">
            <text:p>761.9</text:p>
          </table:table-cell>
          <table:table-cell office:value-type="string">
            <text:p>643.5</text:p>
          </table:table-cell>
          <table:table-cell office:value-type="string">
            <text:p>434.3</text:p>
          </table:table-cell>
          <table:table-cell office:value-type="string">
            <text:p>412.2</text:p>
          </table:table-cell>
          <table:table-cell office:value-type="string">
            <text:p>141.7</text:p>
          </table:table-cell>
          <table:table-cell office:value-type="string">
            <text:p>136.9</text:p>
          </table:table-cell>
          <table:table-cell office:value-type="float" office:value="147">
            <text:p>147</text:p>
          </table:table-cell>
          <table:table-cell office:value-type="string">
            <text:p>106.4</text:p>
          </table:table-cell>
          <table:table-cell office:value-type="string">
            <text:p>83.3</text:p>
          </table:table-cell>
          <table:table-cell office:value-type="string">
            <text:p>20.7</text:p>
          </table:table-cell>
          <table:table-cell office:value-type="string">
            <text:p>18.1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Bi</text:p>
          </table:table-cell>
          <table:table-cell office:value-type="float" office:value="90524">
            <text:p>90524</text:p>
          </table:table-cell>
          <table:table-cell office:value-type="float" office:value="16388">
            <text:p>16388</text:p>
          </table:table-cell>
          <table:table-cell office:value-type="float" office:value="15711">
            <text:p>15711</text:p>
          </table:table-cell>
          <table:table-cell office:value-type="float" office:value="13419">
            <text:p>13419</text:p>
          </table:table-cell>
          <table:table-cell office:value-type="float" office:value="3999">
            <text:p>3999</text:p>
          </table:table-cell>
          <table:table-cell office:value-type="float" office:value="3696">
            <text:p>3696</text:p>
          </table:table-cell>
          <table:table-cell office:value-type="float" office:value="3177">
            <text:p>3177</text:p>
          </table:table-cell>
          <table:table-cell office:value-type="float" office:value="2688">
            <text:p>2688</text:p>
          </table:table-cell>
          <table:table-cell office:value-type="float" office:value="2580">
            <text:p>2580</text:p>
          </table:table-cell>
          <table:table-cell office:value-type="float" office:value="939">
            <text:p>939</text:p>
          </table:table-cell>
          <table:table-cell office:value-type="string">
            <text:p>805.2</text:p>
          </table:table-cell>
          <table:table-cell office:value-type="string">
            <text:p>678.8</text:p>
          </table:table-cell>
          <table:table-cell office:value-type="string">
            <text:p>464.0</text:p>
          </table:table-cell>
          <table:table-cell office:value-type="string">
            <text:p>440.1</text:p>
          </table:table-cell>
          <table:table-cell office:value-type="string">
            <text:p>162.3</text:p>
          </table:table-cell>
          <table:table-cell office:value-type="string">
            <text:p>157.0</text:p>
          </table:table-cell>
          <table:table-cell office:value-type="string">
            <text:p>159.3</text:p>
          </table:table-cell>
          <table:table-cell office:value-type="string">
            <text:p>119.0</text:p>
          </table:table-cell>
          <table:table-cell office:value-type="string">
            <text:p>92.6</text:p>
          </table:table-cell>
          <table:table-cell office:value-type="string">
            <text:p>26.9</text:p>
          </table:table-cell>
          <table:table-cell office:value-type="string">
            <text:p>23.8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o</text:p>
          </table:table-cell>
          <table:table-cell office:value-type="float" office:value="93105">
            <text:p>93105</text:p>
          </table:table-cell>
          <table:table-cell office:value-type="float" office:value="16939">
            <text:p>16939</text:p>
          </table:table-cell>
          <table:table-cell office:value-type="float" office:value="16244">
            <text:p>16244</text:p>
          </table:table-cell>
          <table:table-cell office:value-type="float" office:value="13814">
            <text:p>13814</text:p>
          </table:table-cell>
          <table:table-cell office:value-type="float" office:value="4149">
            <text:p>4149</text:p>
          </table:table-cell>
          <table:table-cell office:value-type="float" office:value="3854">
            <text:p>3854</text:p>
          </table:table-cell>
          <table:table-cell office:value-type="float" office:value="3302">
            <text:p>3302</text:p>
          </table:table-cell>
          <table:table-cell office:value-type="float" office:value="2798">
            <text:p>2798</text:p>
          </table:table-cell>
          <table:table-cell office:value-type="float" office:value="2683">
            <text:p>2683</text:p>
          </table:table-cell>
          <table:table-cell office:value-type="float" office:value="995">
            <text:p>995</text:p>
          </table:table-cell>
          <table:table-cell office:value-type="float" office:value="851">
            <text:p>851</text:p>
          </table:table-cell>
          <table:table-cell office:value-type="float" office:value="705">
            <text:p>705</text:p>
          </table:table-cell>
          <table:table-cell office:value-type="float" office:value="500">
            <text:p>500</text:p>
          </table:table-cell>
          <table:table-cell office:value-type="float" office:value="473">
            <text:p>473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77">
            <text:p>177</text:p>
          </table:table-cell>
          <table:table-cell office:value-type="float" office:value="132">
            <text:p>13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At</text:p>
          </table:table-cell>
          <table:table-cell office:value-type="float" office:value="95730">
            <text:p>95730</text:p>
          </table:table-cell>
          <table:table-cell office:value-type="float" office:value="17493">
            <text:p>17493</text:p>
          </table:table-cell>
          <table:table-cell office:value-type="float" office:value="16785">
            <text:p>16785</text:p>
          </table:table-cell>
          <table:table-cell office:value-type="float" office:value="14214">
            <text:p>14214</text:p>
          </table:table-cell>
          <table:table-cell office:value-type="float" office:value="4317">
            <text:p>4317</text:p>
          </table:table-cell>
          <table:table-cell office:value-type="float" office:value="4008">
            <text:p>4008</text:p>
          </table:table-cell>
          <table:table-cell office:value-type="float" office:value="3426">
            <text:p>3426</text:p>
          </table:table-cell>
          <table:table-cell office:value-type="float" office:value="2909">
            <text:p>2909</text:p>
          </table:table-cell>
          <table:table-cell office:value-type="float" office:value="2787">
            <text:p>2787</text:p>
          </table:table-cell>
          <table:table-cell office:value-type="float" office:value="1042">
            <text:p>1042</text:p>
          </table:table-cell>
          <table:table-cell office:value-type="float" office:value="886">
            <text:p>886</text:p>
          </table:table-cell>
          <table:table-cell office:value-type="float" office:value="740">
            <text:p>740</text:p>
          </table:table-cell>
          <table:table-cell office:value-type="float" office:value="533">
            <text:p>533</text:p>
          </table:table-cell>
          <table:table-cell office:value-type="float" office:value="507">
            <text:p>507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95">
            <text:p>195</text:p>
          </table:table-cell>
          <table:table-cell office:value-type="float" office:value="148">
            <text:p>148</text:p>
          </table:table-cell>
          <table:table-cell office:value-type="float" office:value="115">
            <text:p>115</text:p>
          </table:table-cell>
          <table:table-cell table:number-columns-repeated="2"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Rn</text:p>
          </table:table-cell>
          <table:table-cell office:value-type="float" office:value="98404">
            <text:p>98404</text:p>
          </table:table-cell>
          <table:table-cell office:value-type="float" office:value="18049">
            <text:p>18049</text:p>
          </table:table-cell>
          <table:table-cell office:value-type="float" office:value="17337">
            <text:p>17337</text:p>
          </table:table-cell>
          <table:table-cell office:value-type="float" office:value="14619">
            <text:p>14619</text:p>
          </table:table-cell>
          <table:table-cell office:value-type="float" office:value="4482">
            <text:p>4482</text:p>
          </table:table-cell>
          <table:table-cell office:value-type="float" office:value="4159">
            <text:p>4159</text:p>
          </table:table-cell>
          <table:table-cell office:value-type="float" office:value="3538">
            <text:p>3538</text:p>
          </table:table-cell>
          <table:table-cell office:value-type="float" office:value="3022">
            <text:p>3022</text:p>
          </table:table-cell>
          <table:table-cell office:value-type="float" office:value="2892">
            <text:p>2892</text:p>
          </table:table-cell>
          <table:table-cell office:value-type="float" office:value="1097">
            <text:p>1097</text:p>
          </table:table-cell>
          <table:table-cell office:value-type="float" office:value="929">
            <text:p>929</text:p>
          </table:table-cell>
          <table:table-cell office:value-type="float" office:value="768">
            <text:p>768</text:p>
          </table:table-cell>
          <table:table-cell office:value-type="float" office:value="567">
            <text:p>567</text:p>
          </table:table-cell>
          <table:table-cell office:value-type="float" office:value="541">
            <text:p>541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14">
            <text:p>214</text:p>
          </table:table-cell>
          <table:table-cell office:value-type="float" office:value="164">
            <text:p>164</text:p>
          </table:table-cell>
          <table:table-cell office:value-type="float" office:value="127">
            <text:p>127</text:p>
          </table:table-cell>
          <table:table-cell table:number-columns-repeated="2" office:value-type="float" office:value="48">
            <text:p>48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Fr</text:p>
          </table:table-cell>
          <table:table-cell office:value-type="float" office:value="101137">
            <text:p>101137</text:p>
          </table:table-cell>
          <table:table-cell office:value-type="float" office:value="18639">
            <text:p>18639</text:p>
          </table:table-cell>
          <table:table-cell office:value-type="float" office:value="17907">
            <text:p>17907</text:p>
          </table:table-cell>
          <table:table-cell office:value-type="float" office:value="15031">
            <text:p>15031</text:p>
          </table:table-cell>
          <table:table-cell office:value-type="float" office:value="4652">
            <text:p>4652</text:p>
          </table:table-cell>
          <table:table-cell office:value-type="float" office:value="4327">
            <text:p>4327</text:p>
          </table:table-cell>
          <table:table-cell office:value-type="float" office:value="3663">
            <text:p>3663</text:p>
          </table:table-cell>
          <table:table-cell office:value-type="float" office:value="3136">
            <text:p>3136</text:p>
          </table:table-cell>
          <table:table-cell office:value-type="float" office:value="3000">
            <text:p>3000</text:p>
          </table:table-cell>
          <table:table-cell office:value-type="float" office:value="1153">
            <text:p>1153</text:p>
          </table:table-cell>
          <table:table-cell office:value-type="float" office:value="980">
            <text:p>980</text:p>
          </table:table-cell>
          <table:table-cell office:value-type="float" office:value="810">
            <text:p>810</text:p>
          </table:table-cell>
          <table:table-cell office:value-type="float" office:value="603">
            <text:p>603</text:p>
          </table:table-cell>
          <table:table-cell office:value-type="float" office:value="577">
            <text:p>577</text:p>
          </table:table-cell>
          <table:table-cell table:number-columns-repeated="2" office:value-type="float" office:value="268">
            <text:p>268</text:p>
          </table:table-cell>
          <table:table-cell office:value-type="float" office:value="234">
            <text:p>234</text:p>
          </table:table-cell>
          <table:table-cell office:value-type="float" office:value="182">
            <text:p>182</text:p>
          </table:table-cell>
          <table:table-cell office:value-type="float" office:value="140">
            <text:p>140</text:p>
          </table:table-cell>
          <table:table-cell table:number-columns-repeated="2" office:value-type="float" office:value="58">
            <text:p>58</text:p>
          </table:table-cell>
          <table:table-cell office:value-type="float" office:value="34">
            <text:p>3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Ra</text:p>
          </table:table-cell>
          <table:table-cell office:value-type="float" office:value="103922">
            <text:p>103922</text:p>
          </table:table-cell>
          <table:table-cell office:value-type="float" office:value="19237">
            <text:p>19237</text:p>
          </table:table-cell>
          <table:table-cell office:value-type="float" office:value="18484">
            <text:p>18484</text:p>
          </table:table-cell>
          <table:table-cell office:value-type="float" office:value="15444">
            <text:p>15444</text:p>
          </table:table-cell>
          <table:table-cell office:value-type="float" office:value="4822">
            <text:p>4822</text:p>
          </table:table-cell>
          <table:table-cell office:value-type="float" office:value="4490">
            <text:p>4490</text:p>
          </table:table-cell>
          <table:table-cell office:value-type="float" office:value="3792">
            <text:p>3792</text:p>
          </table:table-cell>
          <table:table-cell office:value-type="float" office:value="3248">
            <text:p>3248</text:p>
          </table:table-cell>
          <table:table-cell office:value-type="float" office:value="3105">
            <text:p>3105</text:p>
          </table:table-cell>
          <table:table-cell office:value-type="float" office:value="1208">
            <text:p>1208</text:p>
          </table:table-cell>
          <table:table-cell office:value-type="float" office:value="1058">
            <text:p>1058</text:p>
          </table:table-cell>
          <table:table-cell office:value-type="float" office:value="879">
            <text:p>879</text:p>
          </table:table-cell>
          <table:table-cell office:value-type="float" office:value="636">
            <text:p>636</text:p>
          </table:table-cell>
          <table:table-cell office:value-type="float" office:value="603">
            <text:p>603</text:p>
          </table:table-cell>
          <table:table-cell table:number-columns-repeated="2" office:value-type="float" office:value="299">
            <text:p>299</text:p>
          </table:table-cell>
          <table:table-cell office:value-type="float" office:value="254">
            <text:p>254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68">
            <text:p>68</text:p>
          </table:table-cell>
          <table:table-cell office:value-type="float" office:value="44">
            <text:p>44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c</text:p>
          </table:table-cell>
          <table:table-cell office:value-type="float" office:value="106755">
            <text:p>106755</text:p>
          </table:table-cell>
          <table:table-cell office:value-type="float" office:value="19840">
            <text:p>19840</text:p>
          </table:table-cell>
          <table:table-cell office:value-type="float" office:value="19083">
            <text:p>19083</text:p>
          </table:table-cell>
          <table:table-cell office:value-type="float" office:value="15871">
            <text:p>15871</text:p>
          </table:table-cell>
          <table:table-cell office:value-type="float" office:value="5002">
            <text:p>5002</text:p>
          </table:table-cell>
          <table:table-cell office:value-type="float" office:value="4656">
            <text:p>4656</text:p>
          </table:table-cell>
          <table:table-cell office:value-type="float" office:value="3909">
            <text:p>3909</text:p>
          </table:table-cell>
          <table:table-cell office:value-type="float" office:value="3370">
            <text:p>3370</text:p>
          </table:table-cell>
          <table:table-cell office:value-type="float" office:value="3219">
            <text:p>3219</text:p>
          </table:table-cell>
          <table:table-cell office:value-type="float" office:value="1269">
            <text:p>1269</text:p>
          </table:table-cell>
          <table:table-cell office:value-type="float" office:value="1080">
            <text:p>1080</text:p>
          </table:table-cell>
          <table:table-cell office:value-type="float" office:value="890">
            <text:p>890</text:p>
          </table:table-cell>
          <table:table-cell office:value-type="float" office:value="675">
            <text:p>675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9">
            <text:p>319</text:p>
          </table:table-cell>
          <table:table-cell office:value-type="float" office:value="272">
            <text:p>272</text:p>
          </table:table-cell>
          <table:table-cell office:value-type="float" office:value="215">
            <text:p>215</text:p>
          </table:table-cell>
          <table:table-cell office:value-type="float" office:value="167">
            <text:p>167</text:p>
          </table:table-cell>
          <table:table-cell table:number-columns-repeated="2" office:value-type="float" office:value="80">
            <text:p>80</text:p>
          </table:table-cell>
          <table:table-cell table:number-columns-repeated="3" office:value-type="string">
            <text:p>—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h</text:p>
          </table:table-cell>
          <table:table-cell office:value-type="float" office:value="109651">
            <text:p>109651</text:p>
          </table:table-cell>
          <table:table-cell office:value-type="float" office:value="20472">
            <text:p>20472</text:p>
          </table:table-cell>
          <table:table-cell office:value-type="float" office:value="19693">
            <text:p>19693</text:p>
          </table:table-cell>
          <table:table-cell office:value-type="float" office:value="16300">
            <text:p>16300</text:p>
          </table:table-cell>
          <table:table-cell office:value-type="float" office:value="5182">
            <text:p>5182</text:p>
          </table:table-cell>
          <table:table-cell office:value-type="float" office:value="4830">
            <text:p>4830</text:p>
          </table:table-cell>
          <table:table-cell office:value-type="float" office:value="4046">
            <text:p>4046</text:p>
          </table:table-cell>
          <table:table-cell office:value-type="float" office:value="3491">
            <text:p>3491</text:p>
          </table:table-cell>
          <table:table-cell office:value-type="float" office:value="3332">
            <text:p>3332</text:p>
          </table:table-cell>
          <table:table-cell office:value-type="float" office:value="1330">
            <text:p>1330</text:p>
          </table:table-cell>
          <table:table-cell office:value-type="float" office:value="1168">
            <text:p>1168</text:p>
          </table:table-cell>
          <table:table-cell office:value-type="string">
            <text:p>966.4</text:p>
          </table:table-cell>
          <table:table-cell office:value-type="string">
            <text:p>712.1</text:p>
          </table:table-cell>
          <table:table-cell office:value-type="string">
            <text:p>675.2</text:p>
          </table:table-cell>
          <table:table-cell office:value-type="string">
            <text:p>342.4</text:p>
          </table:table-cell>
          <table:table-cell office:value-type="string">
            <text:p>333.1</text:p>
          </table:table-cell>
          <table:table-cell office:value-type="float" office:value="290">
            <text:p>290</text:p>
          </table:table-cell>
          <table:table-cell office:value-type="float" office:value="229">
            <text:p>229</text:p>
          </table:table-cell>
          <table:table-cell office:value-type="float" office:value="182">
            <text:p>182</text:p>
          </table:table-cell>
          <table:table-cell office:value-type="string">
            <text:p>92.5</text:p>
          </table:table-cell>
          <table:table-cell office:value-type="string">
            <text:p>85.4</text:p>
          </table:table-cell>
          <table:table-cell office:value-type="string">
            <text:p>41.4</text:p>
          </table:table-cell>
          <table:table-cell office:value-type="string">
            <text:p>24.5</text:p>
          </table:table-cell>
          <table:table-cell office:value-type="string">
            <text:p>16.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a</text:p>
          </table:table-cell>
          <table:table-cell office:value-type="float" office:value="112601">
            <text:p>112601</text:p>
          </table:table-cell>
          <table:table-cell office:value-type="float" office:value="21105">
            <text:p>21105</text:p>
          </table:table-cell>
          <table:table-cell office:value-type="float" office:value="20314">
            <text:p>20314</text:p>
          </table:table-cell>
          <table:table-cell office:value-type="float" office:value="16733">
            <text:p>16733</text:p>
          </table:table-cell>
          <table:table-cell office:value-type="float" office:value="5367">
            <text:p>5367</text:p>
          </table:table-cell>
          <table:table-cell office:value-type="float" office:value="5001">
            <text:p>5001</text:p>
          </table:table-cell>
          <table:table-cell office:value-type="float" office:value="4174">
            <text:p>4174</text:p>
          </table:table-cell>
          <table:table-cell office:value-type="float" office:value="3611">
            <text:p>3611</text:p>
          </table:table-cell>
          <table:table-cell office:value-type="float" office:value="3442">
            <text:p>3442</text:p>
          </table:table-cell>
          <table:table-cell office:value-type="float" office:value="1387">
            <text:p>1387</text:p>
          </table:table-cell>
          <table:table-cell office:value-type="float" office:value="1224">
            <text:p>1224</text:p>
          </table:table-cell>
          <table:table-cell office:value-type="float" office:value="1007">
            <text:p>1007</text:p>
          </table:table-cell>
          <table:table-cell office:value-type="float" office:value="743">
            <text:p>743</text:p>
          </table:table-cell>
          <table:table-cell office:value-type="float" office:value="708">
            <text:p>708</text:p>
          </table:table-cell>
          <table:table-cell office:value-type="float" office:value="371">
            <text:p>371</text:p>
          </table:table-cell>
          <table:table-cell office:value-type="float" office:value="360">
            <text:p>360</text:p>
          </table:table-cell>
          <table:table-cell office:value-type="float" office:value="310">
            <text:p>310</text:p>
          </table:table-cell>
          <table:table-cell table:number-columns-repeated="2" office:value-type="float" office:value="232">
            <text:p>232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string">
            <text:p>—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U</text:p>
          </table:table-cell>
          <table:table-cell office:value-type="float" office:value="115606">
            <text:p>115606</text:p>
          </table:table-cell>
          <table:table-cell office:value-type="float" office:value="21757">
            <text:p>21757</text:p>
          </table:table-cell>
          <table:table-cell office:value-type="float" office:value="20948">
            <text:p>20948</text:p>
          </table:table-cell>
          <table:table-cell office:value-type="float" office:value="17166">
            <text:p>17166</text:p>
          </table:table-cell>
          <table:table-cell office:value-type="float" office:value="5548">
            <text:p>5548</text:p>
          </table:table-cell>
          <table:table-cell office:value-type="float" office:value="5182">
            <text:p>5182</text:p>
          </table:table-cell>
          <table:table-cell office:value-type="float" office:value="4303">
            <text:p>4303</text:p>
          </table:table-cell>
          <table:table-cell office:value-type="float" office:value="3728">
            <text:p>3728</text:p>
          </table:table-cell>
          <table:table-cell office:value-type="float" office:value="3552">
            <text:p>3552</text:p>
          </table:table-cell>
          <table:table-cell office:value-type="float" office:value="1439">
            <text:p>1439</text:p>
          </table:table-cell>
          <table:table-cell office:value-type="float" office:value="1271">
            <text:p>1271</text:p>
          </table:table-cell>
          <table:table-cell office:value-type="float" office:value="1043">
            <text:p>1043</text:p>
          </table:table-cell>
          <table:table-cell office:value-type="string">
            <text:p>778.3</text:p>
          </table:table-cell>
          <table:table-cell office:value-type="string">
            <text:p>736.2</text:p>
          </table:table-cell>
          <table:table-cell office:value-type="string">
            <text:p>388.2</text:p>
          </table:table-cell>
          <table:table-cell office:value-type="string">
            <text:p>377.4</text:p>
          </table:table-cell>
          <table:table-cell office:value-type="float" office:value="321">
            <text:p>321</text:p>
          </table:table-cell>
          <table:table-cell office:value-type="float" office:value="257">
            <text:p>257</text:p>
          </table:table-cell>
          <table:table-cell office:value-type="float" office:value="192">
            <text:p>192</text:p>
          </table:table-cell>
          <table:table-cell office:value-type="string">
            <text:p>102.8</text:p>
          </table:table-cell>
          <table:table-cell office:value-type="string">
            <text:p>94.2</text:p>
          </table:table-cell>
          <table:table-cell office:value-type="string">
            <text:p>43.9</text:p>
          </table:table-cell>
          <table:table-cell office:value-type="string">
            <text:p>26.8</text:p>
          </table:table-cell>
          <table:table-cell office:value-type="string">
            <text:p>16.8</text:p>
          </table:table-cell>
        </table:table-row>
        <table:table-row table:style-name="ro2">
          <table:table-cell table:style-name="Default" table:number-columns-repeated="2"/>
          <table:table-cell table:style-name="ce4"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1.06.2017</text:date>, <text:time>06:2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6-01T06:22:22.82</dc:date>
    <dc:creator>rene w</dc:creator>
    <meta:editing-duration>PT36M47S</meta:editing-duration>
    <meta:editing-cycles>7</meta:editing-cycles>
    <meta:document-statistic meta:table-count="1" meta:cell-count="1406" meta:object-count="0"/>
  </office:meta>
</office:document-meta>
</file>